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T1_11" style:family="text">
      <style:text-properties style:font-name="Arial" fo:font-size="16pt" style:font-name-asian="Arial" style:font-size-asian="16pt" style:font-name-complex="Arial" style:font-size-complex="16pt"/>
    </style:style>
    <style:style style:name="T1_12" style:family="text">
      <style:text-properties style:font-name="Arial" fo:font-size="16pt" style:font-name-asian="Arial" style:font-size-asian="16pt" style:font-name-complex="Arial" style:font-size-complex="16pt"/>
    </style:style>
    <style:style style:name="T1_13" style:family="text">
      <style:text-properties style:font-name="Arial" fo:font-size="16pt" style:font-name-asian="Arial" style:font-size-asian="16pt" style:font-name-complex="Arial" style:font-size-complex="16pt"/>
    </style:style>
    <style:style style:name="T1_14" style:family="text">
      <style:text-properties style:font-name="Arial" fo:font-size="16pt" style:font-name-asian="Arial" style:font-size-asian="16pt" style:font-name-complex="Arial" style:font-size-complex="16pt"/>
    </style:style>
    <style:style style:name="T1_15" style:family="text">
      <style:text-properties style:font-name="Arial" fo:font-size="16pt" style:font-name-asian="Arial" style:font-size-asian="16pt" style:font-name-complex="Arial" style:font-size-complex="16pt"/>
    </style:style>
    <style:style style:name="T1_16" style:family="text">
      <style:text-properties style:font-name="Arial" fo:font-size="16pt" style:font-name-asian="Arial" style:font-size-asian="16pt" style:font-name-complex="Arial" style:font-size-complex="16pt"/>
    </style:style>
    <style:style style:name="T1_17" style:family="text">
      <style:text-properties style:font-name="Arial" fo:font-size="16pt" style:font-name-asian="Arial" style:font-size-asian="16pt" style:font-name-complex="Arial" style:font-size-complex="16pt"/>
    </style:style>
    <style:style style:name="T1_18" style:family="text">
      <style:text-properties style:font-name="Arial" fo:font-size="16pt" style:font-name-asian="Arial" style:font-size-asian="16pt" style:font-name-complex="Arial" style:font-size-complex="16pt"/>
    </style:style>
    <style:style style:name="T1_19" style:family="text">
      <style:text-properties style:font-name="Arial" fo:font-size="16pt" style:font-name-asian="Arial" style:font-size-asian="16pt" style:font-name-complex="Arial" style:font-size-complex="16pt"/>
    </style:style>
    <style:style style:name="T1_20" style:family="text">
      <style:text-properties style:font-name="Arial" fo:font-size="16pt" style:font-name-asian="Arial" style:font-size-asian="16pt" style:font-name-complex="Arial" style:font-size-complex="16pt"/>
    </style:style>
    <style:style style:name="T1_21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_1" style:family="text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style:font-name="Arial" fo:font-size="16pt" style:font-name-asian="Arial" style:font-size-asian="16pt" style:font-name-complex="Arial" style:font-size-complex="16pt"/>
    </style:style>
    <style:style style:name="T3_2" style:family="text">
      <style:text-properties style:font-name="Arial" fo:font-size="16pt" style:font-name-asian="Arial" style:font-size-asian="16pt" style:font-name-complex="Arial" style:font-size-complex="16pt"/>
    </style:style>
    <style:style style:name="T3_3" style:family="text">
      <style:text-properties style:font-name="Arial" fo:font-size="16pt" style:font-name-asian="Arial" style:font-size-asian="16pt" style:font-name-complex="Arial" style:font-size-complex="16pt"/>
    </style:style>
    <style:style style:name="T3_4" style:family="text">
      <style:text-properties style:font-name="Arial" fo:font-size="16pt" style:font-name-asian="Arial" style:font-size-asian="16pt" style:font-name-complex="Arial" style:font-size-complex="16pt"/>
    </style:style>
    <style:style style:name="T3_5" style:family="text"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 fo:font-weight="bold" style:font-weight-asian="bold" style:font-weight-complex="bold"/>
    </style:style>
    <style:style style:name="T17_5" style:family="text">
      <style:text-properties fo:font-size="12pt" style:font-size-asian="12pt" style:font-size-complex="12pt" fo:font-weight="bold" style:font-weight-asian="bold" style:font-weight-complex="bold"/>
    </style:style>
    <style:style style:name="T17_6" style:family="text">
      <style:text-properties fo:font-size="12pt" style:font-size-asian="12pt" style:font-size-complex="12pt" fo:font-weight="bold" style:font-weight-asian="bold" style:font-weight-complex="bold"/>
    </style:style>
    <style:style style:name="T17_7" style:family="text">
      <style:text-properties fo:font-size="12pt" style:font-size-asian="12pt" style:font-size-complex="12pt" fo:font-weight="bold" style:font-weight-asian="bold" style:font-weight-complex="bold"/>
    </style:style>
    <style:style style:name="T17_8" style:family="text">
      <style:text-properties fo:font-size="12pt" style:font-size-asian="12pt" style:font-size-complex="12pt" fo:font-weight="bold" style:font-weight-asian="bold" style:font-weight-complex="bold"/>
    </style:style>
    <style:style style:name="T17_9" style:family="text">
      <style:text-properties fo:font-size="12pt" style:font-size-asian="12pt" style:font-size-complex="12pt" fo:font-weight="bold" style:font-weight-asian="bold" style:font-weight-complex="bold"/>
    </style:style>
    <style:style style:name="T17_10" style:family="text">
      <style:text-properties fo:font-size="12pt" style:font-size-asian="12pt" style:font-size-complex="12pt" fo:font-weight="bold" style:font-weight-asian="bold" style:font-weight-complex="bold"/>
    </style:style>
    <style:style style:name="T17_11" style:family="text">
      <style:text-properties fo:font-size="12pt" style:font-size-asian="12pt" style:font-size-complex="12pt" fo:font-weight="bold" style:font-weight-asian="bold" style:font-weight-complex="bold"/>
    </style:style>
    <style:style style:name="T17_12" style:family="text">
      <style:text-properties fo:font-size="12pt" style:font-size-asian="12pt" style:font-size-complex="12pt" fo:font-weight="bold" style:font-weight-asian="bold" style:font-weight-complex="bold"/>
    </style:style>
    <style:style style:name="T17_13" style:family="text">
      <style:text-properties fo:font-size="12pt" style:font-size-asian="12pt" style:font-size-complex="12pt" fo:font-weight="bold" style:font-weight-asian="bold" style:font-weight-complex="bold"/>
    </style:style>
    <style:style style:name="T17_14" style:family="text">
      <style:text-properties fo:font-size="12pt" style:font-size-asian="12pt" style:font-size-complex="12pt" fo:font-weight="bold" style:font-weight-asian="bold" style:font-weight-complex="bold"/>
    </style:style>
    <style:style style:name="T17_15" style:family="text">
      <style:text-properties fo:font-size="12pt" style:font-size-asian="12pt" style:font-size-complex="12pt" fo:font-weight="bold" style:font-weight-asian="bold" style:font-weight-complex="bold"/>
    </style:style>
    <style:style style:name="T17_16" style:family="text">
      <style:text-properties fo:font-size="12pt" style:font-size-asian="12pt" style:font-size-complex="12pt" fo:font-weight="bold" style:font-weight-asian="bold" style:font-weight-complex="bold"/>
    </style:style>
    <style:style style:name="T17_17" style:family="text">
      <style:text-properties fo:font-size="12pt" style:font-size-asian="12pt" style:font-size-complex="12pt" fo:font-weight="bold" style:font-weight-asian="bold" style:font-weight-complex="bold"/>
    </style:style>
    <style:style style:name="T17_18" style:family="text">
      <style:text-properties fo:font-size="12pt" style:font-size-asian="12pt" style:font-size-complex="12pt" fo:font-weight="bold" style:font-weight-asian="bold" style:font-weight-complex="bold"/>
    </style:style>
    <style:style style:name="T17_19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T18_67" style:family="text">
      <style:text-properties fo:font-size="12pt" style:font-size-asian="12pt" style:font-size-complex="12pt"/>
    </style:style>
    <style:style style:name="T18_68" style:family="text">
      <style:text-properties fo:font-size="12pt" style:font-size-asian="12pt" style:font-size-complex="12pt"/>
    </style:style>
    <style:style style:name="T18_69" style:family="text">
      <style:text-properties fo:font-size="12pt" style:font-size-asian="12pt" style:font-size-complex="12pt"/>
    </style:style>
    <style:style style:name="T18_70" style:family="text">
      <style:text-properties fo:font-size="12pt" style:font-size-asian="12pt" style:font-size-complex="12pt"/>
    </style:style>
    <style:style style:name="T18_71" style:family="text">
      <style:text-properties fo:font-size="12pt" style:font-size-asian="12pt" style:font-size-complex="12pt"/>
    </style:style>
    <style:style style:name="T18_72" style:family="text">
      <style:text-properties fo:font-size="12pt" style:font-size-asian="12pt" style:font-size-complex="12pt"/>
    </style:style>
    <style:style style:name="T18_73" style:family="text">
      <style:text-properties fo:font-size="12pt" style:font-size-asian="12pt" style:font-size-complex="12pt"/>
    </style:style>
    <style:style style:name="T18_74" style:family="text">
      <style:text-properties fo:font-size="12pt" style:font-size-asian="12pt" style:font-size-complex="12pt"/>
    </style:style>
    <style:style style:name="T18_75" style:family="text">
      <style:text-properties fo:font-size="12pt" style:font-size-asian="12pt" style:font-size-complex="12pt"/>
    </style:style>
    <style:style style:name="T18_76" style:family="text">
      <style:text-properties fo:font-size="12pt" style:font-size-asian="12pt" style:font-size-complex="12pt"/>
    </style:style>
    <style:style style:name="T18_77" style:family="text">
      <style:text-properties fo:font-size="12pt" style:font-size-asian="12pt" style:font-size-complex="12pt"/>
    </style:style>
    <style:style style:name="T18_78" style:family="text">
      <style:text-properties fo:font-size="12pt" style:font-size-asian="12pt" style:font-size-complex="12pt"/>
    </style:style>
    <style:style style:name="T18_79" style:family="text">
      <style:text-properties fo:font-size="12pt" style:font-size-asian="12pt" style:font-size-complex="12pt"/>
    </style:style>
    <style:style style:name="T18_80" style:family="text">
      <style:text-properties fo:font-size="12pt" style:font-size-asian="12pt" style:font-size-complex="12pt"/>
    </style:style>
    <style:style style:name="T18_81" style:family="text">
      <style:text-properties fo:font-size="12pt" style:font-size-asian="12pt" style:font-size-complex="12pt"/>
    </style:style>
    <style:style style:name="T18_82" style:family="text">
      <style:text-properties fo:font-size="12pt" style:font-size-asian="12pt" style:font-size-complex="12pt"/>
    </style:style>
    <style:style style:name="T18_83" style:family="text">
      <style:text-properties fo:font-size="12pt" style:font-size-asian="12pt" style:font-size-complex="12pt"/>
    </style:style>
    <style:style style:name="T18_84" style:family="text">
      <style:text-properties fo:font-size="12pt" style:font-size-asian="12pt" style:font-size-complex="12pt"/>
    </style:style>
    <style:style style:name="T18_85" style:family="text">
      <style:text-properties fo:font-size="12pt" style:font-size-asian="12pt" style:font-size-complex="12pt"/>
    </style:style>
    <style:style style:name="T18_86" style:family="text">
      <style:text-properties fo:font-size="12pt" style:font-size-asian="12pt" style:font-size-complex="12pt"/>
    </style:style>
    <style:style style:name="T18_87" style:family="text">
      <style:text-properties fo:font-size="12pt" style:font-size-asian="12pt" style:font-size-complex="12pt"/>
    </style:style>
    <style:style style:name="T18_88" style:family="text">
      <style:text-properties fo:font-size="12pt" style:font-size-asian="12pt" style:font-size-complex="12pt"/>
    </style:style>
    <style:style style:name="T18_89" style:family="text">
      <style:text-properties fo:font-size="12pt" style:font-size-asian="12pt" style:font-size-complex="12pt"/>
    </style:style>
    <style:style style:name="T18_90" style:family="text">
      <style:text-properties fo:font-size="12pt" style:font-size-asian="12pt" style:font-size-complex="12pt"/>
    </style:style>
    <style:style style:name="T18_91" style:family="text">
      <style:text-properties fo:font-size="12pt" style:font-size-asian="12pt" style:font-size-complex="12pt"/>
    </style:style>
    <style:style style:name="T18_92" style:family="text">
      <style:text-properties fo:font-size="12pt" style:font-size-asian="12pt" style:font-size-complex="12pt"/>
    </style:style>
    <style:style style:name="T18_93" style:family="text">
      <style:text-properties fo:font-size="12pt" style:font-size-asian="12pt" style:font-size-complex="12pt"/>
    </style:style>
    <style:style style:name="T18_94" style:family="text">
      <style:text-properties fo:font-size="12pt" style:font-size-asian="12pt" style:font-size-complex="12pt"/>
    </style:style>
    <style:style style:name="T18_95" style:family="text">
      <style:text-properties fo:font-size="12pt" style:font-size-asian="12pt" style:font-size-complex="12pt"/>
    </style:style>
    <style:style style:name="T18_96" style:family="text">
      <style:text-properties fo:font-size="12pt" style:font-size-asian="12pt" style:font-size-complex="12pt"/>
    </style:style>
    <style:style style:name="T18_97" style:family="text">
      <style:text-properties fo:font-size="12pt" style:font-size-asian="12pt" style:font-size-complex="12pt"/>
    </style:style>
    <style:style style:name="T18_98" style:family="text">
      <style:text-properties fo:font-size="12pt" style:font-size-asian="12pt" style:font-size-complex="12pt"/>
    </style:style>
    <style:style style:name="T18_99" style:family="text">
      <style:text-properties fo:font-size="12pt" style:font-size-asian="12pt" style:font-size-complex="12pt"/>
    </style:style>
    <style:style style:name="T18_100" style:family="text">
      <style:text-properties fo:font-size="12pt" style:font-size-asian="12pt" style:font-size-complex="12pt"/>
    </style:style>
    <style:style style:name="T18_101" style:family="text">
      <style:text-properties fo:font-size="12pt" style:font-size-asian="12pt" style:font-size-complex="12pt"/>
    </style:style>
    <style:style style:name="T18_102" style:family="text">
      <style:text-properties fo:font-size="12pt" style:font-size-asian="12pt" style:font-size-complex="12pt"/>
    </style:style>
    <style:style style:name="T18_103" style:family="text">
      <style:text-properties fo:font-size="12pt" style:font-size-asian="12pt" style:font-size-complex="12pt"/>
    </style:style>
    <style:style style:name="T18_104" style:family="text">
      <style:text-properties fo:font-size="12pt" style:font-size-asian="12pt" style:font-size-complex="12pt"/>
    </style:style>
    <style:style style:name="T18_105" style:family="text">
      <style:text-properties fo:font-size="12pt" style:font-size-asian="12pt" style:font-size-complex="12pt"/>
    </style:style>
    <style:style style:name="T18_106" style:family="text">
      <style:text-properties fo:font-size="12pt" style:font-size-asian="12pt" style:font-size-complex="12pt"/>
    </style:style>
    <style:style style:name="T18_107" style:family="text">
      <style:text-properties fo:font-size="12pt" style:font-size-asian="12pt" style:font-size-complex="12pt"/>
    </style:style>
    <style:style style:name="T18_108" style:family="text">
      <style:text-properties fo:font-size="12pt" style:font-size-asian="12pt" style:font-size-complex="12pt"/>
    </style:style>
    <style:style style:name="T18_109" style:family="text">
      <style:text-properties fo:font-size="12pt" style:font-size-asian="12pt" style:font-size-complex="12pt"/>
    </style:style>
    <style:style style:name="T18_110" style:family="text">
      <style:text-properties fo:font-size="12pt" style:font-size-asian="12pt" style:font-size-complex="12pt"/>
    </style:style>
    <style:style style:name="T18_111" style:family="text">
      <style:text-properties fo:font-size="12pt" style:font-size-asian="12pt" style:font-size-complex="12pt"/>
    </style:style>
    <style:style style:name="T18_112" style:family="text">
      <style:text-properties fo:font-size="12pt" style:font-size-asian="12pt" style:font-size-complex="12pt"/>
    </style:style>
    <style:style style:name="T18_113" style:family="text">
      <style:text-properties fo:font-size="12pt" style:font-size-asian="12pt" style:font-size-complex="12pt"/>
    </style:style>
    <style:style style:name="T18_114" style:family="text">
      <style:text-properties fo:font-size="12pt" style:font-size-asian="12pt" style:font-size-complex="12pt"/>
    </style:style>
    <style:style style:name="T18_115" style:family="text">
      <style:text-properties fo:font-size="12pt" style:font-size-asian="12pt" style:font-size-complex="12pt"/>
    </style:style>
    <style:style style:name="T18_116" style:family="text">
      <style:text-properties fo:font-size="12pt" style:font-size-asian="12pt" style:font-size-complex="12pt"/>
    </style:style>
    <style:style style:name="T18_117" style:family="text">
      <style:text-properties fo:font-size="12pt" style:font-size-asian="12pt" style:font-size-complex="12pt"/>
    </style:style>
    <style:style style:name="T18_118" style:family="text">
      <style:text-properties fo:font-size="12pt" style:font-size-asian="12pt" style:font-size-complex="12pt"/>
    </style:style>
    <style:style style:name="T18_119" style:family="text">
      <style:text-properties fo:font-size="12pt" style:font-size-asian="12pt" style:font-size-complex="12pt"/>
    </style:style>
    <style:style style:name="T18_120" style:family="text">
      <style:text-properties fo:font-size="12pt" style:font-size-asian="12pt" style:font-size-complex="12pt"/>
    </style:style>
    <style:style style:name="T18_121" style:family="text">
      <style:text-properties fo:font-size="12pt" style:font-size-asian="12pt" style:font-size-complex="12pt"/>
    </style:style>
    <style:style style:name="T18_122" style:family="text">
      <style:text-properties fo:font-size="12pt" style:font-size-asian="12pt" style:font-size-complex="12pt"/>
    </style:style>
    <style:style style:name="T18_123" style:family="text">
      <style:text-properties fo:font-size="12pt" style:font-size-asian="12pt" style:font-size-complex="12pt"/>
    </style:style>
    <style:style style:name="T18_124" style:family="text">
      <style:text-properties fo:font-size="12pt" style:font-size-asian="12pt" style:font-size-complex="12pt"/>
    </style:style>
    <style:style style:name="T18_125" style:family="text">
      <style:text-properties fo:font-size="12pt" style:font-size-asian="12pt" style:font-size-complex="12pt"/>
    </style:style>
    <style:style style:name="T18_126" style:family="text">
      <style:text-properties fo:font-size="12pt" style:font-size-asian="12pt" style:font-size-complex="12pt"/>
    </style:style>
    <style:style style:name="T18_127" style:family="text">
      <style:text-properties fo:font-size="12pt" style:font-size-asian="12pt" style:font-size-complex="12pt"/>
    </style:style>
    <style:style style:name="T18_128" style:family="text">
      <style:text-properties fo:font-size="12pt" style:font-size-asian="12pt" style:font-size-complex="12pt"/>
    </style:style>
    <style:style style:name="T18_129" style:family="text">
      <style:text-properties fo:font-size="12pt" style:font-size-asian="12pt" style:font-size-complex="12pt"/>
    </style:style>
    <style:style style:name="T18_130" style:family="text">
      <style:text-properties fo:font-size="12pt" style:font-size-asian="12pt" style:font-size-complex="12pt"/>
    </style:style>
    <style:style style:name="T18_131" style:family="text">
      <style:text-properties fo:font-size="12pt" style:font-size-asian="12pt" style:font-size-complex="12pt"/>
    </style:style>
    <style:style style:name="T18_132" style:family="text">
      <style:text-properties fo:font-size="12pt" style:font-size-asian="12pt" style:font-size-complex="12pt"/>
    </style:style>
    <style:style style:name="T18_133" style:family="text">
      <style:text-properties fo:font-size="12pt" style:font-size-asian="12pt" style:font-size-complex="12pt"/>
    </style:style>
    <style:style style:name="T18_134" style:family="text">
      <style:text-properties fo:font-size="12pt" style:font-size-asian="12pt" style:font-size-complex="12pt"/>
    </style:style>
    <style:style style:name="T18_135" style:family="text">
      <style:text-properties fo:font-size="12pt" style:font-size-asian="12pt" style:font-size-complex="12pt"/>
    </style:style>
    <style:style style:name="T18_136" style:family="text">
      <style:text-properties fo:font-size="12pt" style:font-size-asian="12pt" style:font-size-complex="12pt"/>
    </style:style>
    <style:style style:name="T18_137" style:family="text">
      <style:text-properties fo:font-size="12pt" style:font-size-asian="12pt" style:font-size-complex="12pt"/>
    </style:style>
    <style:style style:name="T18_138" style:family="text">
      <style:text-properties fo:font-size="12pt" style:font-size-asian="12pt" style:font-size-complex="12pt"/>
    </style:style>
    <style:style style:name="T18_139" style:family="text">
      <style:text-properties fo:font-size="12pt" style:font-size-asian="12pt" style:font-size-complex="12pt"/>
    </style:style>
    <style:style style:name="T18_140" style:family="text">
      <style:text-properties fo:font-size="12pt" style:font-size-asian="12pt" style:font-size-complex="12pt"/>
    </style:style>
    <style:style style:name="T18_141" style:family="text">
      <style:text-properties fo:font-size="12pt" style:font-size-asian="12pt" style:font-size-complex="12pt"/>
    </style:style>
    <style:style style:name="T18_142" style:family="text">
      <style:text-properties fo:font-size="12pt" style:font-size-asian="12pt" style:font-size-complex="12pt"/>
    </style:style>
    <style:style style:name="T18_143" style:family="text">
      <style:text-properties fo:font-size="12pt" style:font-size-asian="12pt" style:font-size-complex="12pt"/>
    </style:style>
    <style:style style:name="T18_144" style:family="text">
      <style:text-properties fo:font-size="12pt" style:font-size-asian="12pt" style:font-size-complex="12pt"/>
    </style:style>
    <style:style style:name="T18_145" style:family="text">
      <style:text-properties fo:font-size="12pt" style:font-size-asian="12pt" style:font-size-complex="12pt"/>
    </style:style>
    <style:style style:name="T18_146" style:family="text">
      <style:text-properties fo:font-size="12pt" style:font-size-asian="12pt" style:font-size-complex="12pt"/>
    </style:style>
    <style:style style:name="T18_147" style:family="text">
      <style:text-properties fo:font-size="12pt" style:font-size-asian="12pt" style:font-size-complex="12pt"/>
    </style:style>
    <style:style style:name="T18_148" style:family="text">
      <style:text-properties fo:font-size="12pt" style:font-size-asian="12pt" style:font-size-complex="12pt"/>
    </style:style>
    <style:style style:name="T18_149" style:family="text">
      <style:text-properties fo:font-size="12pt" style:font-size-asian="12pt" style:font-size-complex="12pt"/>
    </style:style>
    <style:style style:name="T18_150" style:family="text">
      <style:text-properties fo:font-size="12pt" style:font-size-asian="12pt" style:font-size-complex="12pt"/>
    </style:style>
    <style:style style:name="T18_151" style:family="text">
      <style:text-properties fo:font-size="12pt" style:font-size-asian="12pt" style:font-size-complex="12pt"/>
    </style:style>
    <style:style style:name="T18_152" style:family="text">
      <style:text-properties fo:font-size="12pt" style:font-size-asian="12pt" style:font-size-complex="12pt"/>
    </style:style>
    <style:style style:name="T18_153" style:family="text">
      <style:text-properties fo:font-size="12pt" style:font-size-asian="12pt" style:font-size-complex="12pt"/>
    </style:style>
    <style:style style:name="T18_154" style:family="text">
      <style:text-properties fo:font-size="12pt" style:font-size-asian="12pt" style:font-size-complex="12pt"/>
    </style:style>
    <style:style style:name="T18_155" style:family="text">
      <style:text-properties fo:font-size="12pt" style:font-size-asian="12pt" style:font-size-complex="12pt"/>
    </style:style>
    <style:style style:name="T18_156" style:family="text">
      <style:text-properties fo:font-size="12pt" style:font-size-asian="12pt" style:font-size-complex="12pt"/>
    </style:style>
    <style:style style:name="T18_157" style:family="text">
      <style:text-properties fo:font-size="12pt" style:font-size-asian="12pt" style:font-size-complex="12pt"/>
    </style:style>
    <style:style style:name="T18_158" style:family="text">
      <style:text-properties fo:font-size="12pt" style:font-size-asian="12pt" style:font-size-complex="12pt"/>
    </style:style>
    <style:style style:name="T18_159" style:family="text">
      <style:text-properties fo:font-size="12pt" style:font-size-asian="12pt" style:font-size-complex="12pt"/>
    </style:style>
    <style:style style:name="T18_160" style:family="text">
      <style:text-properties fo:font-size="12pt" style:font-size-asian="12pt" style:font-size-complex="12pt"/>
    </style:style>
    <style:style style:name="T18_161" style:family="text">
      <style:text-properties fo:font-size="12pt" style:font-size-asian="12pt" style:font-size-complex="12pt"/>
    </style:style>
    <style:style style:name="T18_162" style:family="text">
      <style:text-properties fo:font-size="12pt" style:font-size-asian="12pt" style:font-size-complex="12pt"/>
    </style:style>
    <style:style style:name="T18_163" style:family="text">
      <style:text-properties fo:font-size="12pt" style:font-size-asian="12pt" style:font-size-complex="12pt"/>
    </style:style>
    <style:style style:name="T18_164" style:family="text">
      <style:text-properties fo:font-size="12pt" style:font-size-asian="12pt" style:font-size-complex="12pt"/>
    </style:style>
    <style:style style:name="T18_165" style:family="text">
      <style:text-properties fo:font-size="12pt" style:font-size-asian="12pt" style:font-size-complex="12pt"/>
    </style:style>
    <style:style style:name="T18_166" style:family="text">
      <style:text-properties fo:font-size="12pt" style:font-size-asian="12pt" style:font-size-complex="12pt"/>
    </style:style>
    <style:style style:name="T18_167" style:family="text">
      <style:text-properties fo:font-size="12pt" style:font-size-asian="12pt" style:font-size-complex="12pt"/>
    </style:style>
    <style:style style:name="T18_168" style:family="text">
      <style:text-properties fo:font-size="12pt" style:font-size-asian="12pt" style:font-size-complex="12pt"/>
    </style:style>
    <style:style style:name="T18_169" style:family="text">
      <style:text-properties fo:font-size="12pt" style:font-size-asian="12pt" style:font-size-complex="12pt"/>
    </style:style>
    <style:style style:name="T18_170" style:family="text">
      <style:text-properties fo:font-size="12pt" style:font-size-asian="12pt" style:font-size-complex="12pt"/>
    </style:style>
    <style:style style:name="T18_171" style:family="text">
      <style:text-properties fo:font-size="12pt" style:font-size-asian="12pt" style:font-size-complex="12pt"/>
    </style:style>
    <style:style style:name="T18_172" style:family="text">
      <style:text-properties fo:font-size="12pt" style:font-size-asian="12pt" style:font-size-complex="12pt"/>
    </style:style>
    <style:style style:name="T18_173" style:family="text">
      <style:text-properties fo:font-size="12pt" style:font-size-asian="12pt" style:font-size-complex="12pt"/>
    </style:style>
    <style:style style:name="T18_174" style:family="text">
      <style:text-properties fo:font-size="12pt" style:font-size-asian="12pt" style:font-size-complex="12pt"/>
    </style:style>
    <style:style style:name="T18_175" style:family="text">
      <style:text-properties fo:font-size="12pt" style:font-size-asian="12pt" style:font-size-complex="12pt"/>
    </style:style>
    <style:style style:name="T18_176" style:family="text">
      <style:text-properties fo:font-size="12pt" style:font-size-asian="12pt" style:font-size-complex="12pt"/>
    </style:style>
    <style:style style:name="T18_177" style:family="text">
      <style:text-properties fo:font-size="12pt" style:font-size-asian="12pt" style:font-size-complex="12pt"/>
    </style:style>
    <style:style style:name="T18_178" style:family="text">
      <style:text-properties fo:font-size="12pt" style:font-size-asian="12pt" style:font-size-complex="12pt"/>
    </style:style>
    <style:style style:name="T18_179" style:family="text">
      <style:text-properties fo:font-size="12pt" style:font-size-asian="12pt" style:font-size-complex="12pt"/>
    </style:style>
    <style:style style:name="T18_180" style:family="text">
      <style:text-properties fo:font-size="12pt" style:font-size-asian="12pt" style:font-size-complex="12pt"/>
    </style:style>
    <style:style style:name="T18_181" style:family="text">
      <style:text-properties fo:font-size="12pt" style:font-size-asian="12pt" style:font-size-complex="12pt"/>
    </style:style>
    <style:style style:name="T18_182" style:family="text">
      <style:text-properties fo:font-size="12pt" style:font-size-asian="12pt" style:font-size-complex="12pt"/>
    </style:style>
    <style:style style:name="T18_183" style:family="text">
      <style:text-properties fo:font-size="12pt" style:font-size-asian="12pt" style:font-size-complex="12pt"/>
    </style:style>
    <style:style style:name="T18_184" style:family="text">
      <style:text-properties fo:font-size="12pt" style:font-size-asian="12pt" style:font-size-complex="12pt"/>
    </style:style>
    <style:style style:name="T18_185" style:family="text">
      <style:text-properties fo:font-size="12pt" style:font-size-asian="12pt" style:font-size-complex="12pt"/>
    </style:style>
    <style:style style:name="T18_186" style:family="text">
      <style:text-properties fo:font-size="12pt" style:font-size-asian="12pt" style:font-size-complex="12pt"/>
    </style:style>
    <style:style style:name="T18_187" style:family="text">
      <style:text-properties fo:font-size="12pt" style:font-size-asian="12pt" style:font-size-complex="12pt"/>
    </style:style>
    <style:style style:name="T18_188" style:family="text">
      <style:text-properties fo:font-size="12pt" style:font-size-asian="12pt" style:font-size-complex="12pt"/>
    </style:style>
    <style:style style:name="T18_189" style:family="text">
      <style:text-properties fo:font-size="12pt" style:font-size-asian="12pt" style:font-size-complex="12pt"/>
    </style:style>
    <style:style style:name="T18_190" style:family="text">
      <style:text-properties fo:font-size="12pt" style:font-size-asian="12pt" style:font-size-complex="12pt"/>
    </style:style>
    <style:style style:name="T18_191" style:family="text">
      <style:text-properties fo:font-size="12pt" style:font-size-asian="12pt" style:font-size-complex="12pt"/>
    </style:style>
    <style:style style:name="T18_192" style:family="text">
      <style:text-properties fo:font-size="12pt" style:font-size-asian="12pt" style:font-size-complex="12pt"/>
    </style:style>
    <style:style style:name="T18_193" style:family="text">
      <style:text-properties fo:font-size="12pt" style:font-size-asian="12pt" style:font-size-complex="12pt"/>
    </style:style>
    <style:style style:name="T18_194" style:family="text">
      <style:text-properties fo:font-size="12pt" style:font-size-asian="12pt" style:font-size-complex="12pt"/>
    </style:style>
    <style:style style:name="T18_195" style:family="text">
      <style:text-properties fo:font-size="12pt" style:font-size-asian="12pt" style:font-size-complex="12pt"/>
    </style:style>
    <style:style style:name="T18_196" style:family="text">
      <style:text-properties fo:font-size="12pt" style:font-size-asian="12pt" style:font-size-complex="12pt"/>
    </style:style>
    <style:style style:name="T18_197" style:family="text">
      <style:text-properties fo:font-size="12pt" style:font-size-asian="12pt" style:font-size-complex="12pt"/>
    </style:style>
    <style:style style:name="T18_198" style:family="text">
      <style:text-properties fo:font-size="12pt" style:font-size-asian="12pt" style:font-size-complex="12pt"/>
    </style:style>
    <style:style style:name="T18_199" style:family="text">
      <style:text-properties fo:font-size="12pt" style:font-size-asian="12pt" style:font-size-complex="12pt"/>
    </style:style>
    <style:style style:name="T18_200" style:family="text">
      <style:text-properties fo:font-size="12pt" style:font-size-asian="12pt" style:font-size-complex="12pt"/>
    </style:style>
    <style:style style:name="T18_201" style:family="text">
      <style:text-properties fo:font-size="12pt" style:font-size-asian="12pt" style:font-size-complex="12pt"/>
    </style:style>
    <style:style style:name="T18_202" style:family="text">
      <style:text-properties fo:font-size="12pt" style:font-size-asian="12pt" style:font-size-complex="12pt"/>
    </style:style>
    <style:style style:name="T18_203" style:family="text">
      <style:text-properties fo:font-size="12pt" style:font-size-asian="12pt" style:font-size-complex="12pt"/>
    </style:style>
    <style:style style:name="T18_204" style:family="text">
      <style:text-properties fo:font-size="12pt" style:font-size-asian="12pt" style:font-size-complex="12pt"/>
    </style:style>
    <style:style style:name="T18_205" style:family="text">
      <style:text-properties fo:font-size="12pt" style:font-size-asian="12pt" style:font-size-complex="12pt"/>
    </style:style>
    <style:style style:name="T18_206" style:family="text">
      <style:text-properties fo:font-size="12pt" style:font-size-asian="12pt" style:font-size-complex="12pt"/>
    </style:style>
    <style:style style:name="T18_207" style:family="text">
      <style:text-properties fo:font-size="12pt" style:font-size-asian="12pt" style:font-size-complex="12pt"/>
    </style:style>
    <style:style style:name="T18_208" style:family="text">
      <style:text-properties fo:font-size="12pt" style:font-size-asian="12pt" style:font-size-complex="12pt"/>
    </style:style>
    <style:style style:name="T18_209" style:family="text">
      <style:text-properties fo:font-size="12pt" style:font-size-asian="12pt" style:font-size-complex="12pt"/>
    </style:style>
    <style:style style:name="T18_210" style:family="text">
      <style:text-properties fo:font-size="12pt" style:font-size-asian="12pt" style:font-size-complex="12pt"/>
    </style:style>
    <style:style style:name="T18_211" style:family="text">
      <style:text-properties fo:font-size="12pt" style:font-size-asian="12pt" style:font-size-complex="12pt"/>
    </style:style>
    <style:style style:name="T18_212" style:family="text">
      <style:text-properties fo:font-size="12pt" style:font-size-asian="12pt" style:font-size-complex="12pt"/>
    </style:style>
    <style:style style:name="T18_213" style:family="text">
      <style:text-properties fo:font-size="12pt" style:font-size-asian="12pt" style:font-size-complex="12pt"/>
    </style:style>
    <style:style style:name="T18_214" style:family="text">
      <style:text-properties fo:font-size="12pt" style:font-size-asian="12pt" style:font-size-complex="12pt"/>
    </style:style>
    <style:style style:name="T18_215" style:family="text">
      <style:text-properties fo:font-size="12pt" style:font-size-asian="12pt" style:font-size-complex="12pt"/>
    </style:style>
    <style:style style:name="T18_216" style:family="text">
      <style:text-properties fo:font-size="12pt" style:font-size-asian="12pt" style:font-size-complex="12pt"/>
    </style:style>
    <style:style style:name="T18_217" style:family="text">
      <style:text-properties fo:font-size="12pt" style:font-size-asian="12pt" style:font-size-complex="12pt"/>
    </style:style>
    <style:style style:name="T18_218" style:family="text">
      <style:text-properties fo:font-size="12pt" style:font-size-asian="12pt" style:font-size-complex="12pt"/>
    </style:style>
    <style:style style:name="T18_219" style:family="text">
      <style:text-properties fo:font-size="12pt" style:font-size-asian="12pt" style:font-size-complex="12pt"/>
    </style:style>
    <style:style style:name="T18_220" style:family="text">
      <style:text-properties fo:font-size="12pt" style:font-size-asian="12pt" style:font-size-complex="12pt"/>
    </style:style>
    <style:style style:name="T18_221" style:family="text">
      <style:text-properties fo:font-size="12pt" style:font-size-asian="12pt" style:font-size-complex="12pt"/>
    </style:style>
    <style:style style:name="T18_222" style:family="text">
      <style:text-properties fo:font-size="12pt" style:font-size-asian="12pt" style:font-size-complex="12pt"/>
    </style:style>
    <style:style style:name="T18_223" style:family="text">
      <style:text-properties fo:font-size="12pt" style:font-size-asian="12pt" style:font-size-complex="12pt"/>
    </style:style>
    <style:style style:name="T18_224" style:family="text">
      <style:text-properties fo:font-size="12pt" style:font-size-asian="12pt" style:font-size-complex="12pt"/>
    </style:style>
    <style:style style:name="T18_225" style:family="text">
      <style:text-properties fo:font-size="12pt" style:font-size-asian="12pt" style:font-size-complex="12pt"/>
    </style:style>
    <style:style style:name="T18_226" style:family="text">
      <style:text-properties fo:font-size="12pt" style:font-size-asian="12pt" style:font-size-complex="12pt"/>
    </style:style>
    <style:style style:name="T18_227" style:family="text">
      <style:text-properties fo:font-size="12pt" style:font-size-asian="12pt" style:font-size-complex="12pt"/>
    </style:style>
    <style:style style:name="T18_228" style:family="text">
      <style:text-properties fo:font-size="12pt" style:font-size-asian="12pt" style:font-size-complex="12pt"/>
    </style:style>
    <style:style style:name="T18_229" style:family="text">
      <style:text-properties fo:font-size="12pt" style:font-size-asian="12pt" style:font-size-complex="12pt"/>
    </style:style>
    <style:style style:name="T18_230" style:family="text">
      <style:text-properties fo:font-size="12pt" style:font-size-asian="12pt" style:font-size-complex="12pt"/>
    </style:style>
    <style:style style:name="T18_231" style:family="text">
      <style:text-properties fo:font-size="12pt" style:font-size-asian="12pt" style:font-size-complex="12pt"/>
    </style:style>
    <style:style style:name="T18_232" style:family="text">
      <style:text-properties fo:font-size="12pt" style:font-size-asian="12pt" style:font-size-complex="12pt"/>
    </style:style>
    <style:style style:name="T18_233" style:family="text">
      <style:text-properties fo:font-size="12pt" style:font-size-asian="12pt" style:font-size-complex="12pt"/>
    </style:style>
    <style:style style:name="T18_234" style:family="text">
      <style:text-properties fo:font-size="12pt" style:font-size-asian="12pt" style:font-size-complex="12pt"/>
    </style:style>
    <style:style style:name="T18_235" style:family="text">
      <style:text-properties fo:font-size="12pt" style:font-size-asian="12pt" style:font-size-complex="12pt"/>
    </style:style>
    <style:style style:name="T18_236" style:family="text">
      <style:text-properties fo:font-size="12pt" style:font-size-asian="12pt" style:font-size-complex="12pt"/>
    </style:style>
    <style:style style:name="T18_237" style:family="text">
      <style:text-properties fo:font-size="12pt" style:font-size-asian="12pt" style:font-size-complex="12pt"/>
    </style:style>
    <style:style style:name="T18_238" style:family="text">
      <style:text-properties fo:font-size="12pt" style:font-size-asian="12pt" style:font-size-complex="12pt"/>
    </style:style>
    <style:style style:name="T18_239" style:family="text">
      <style:text-properties fo:font-size="12pt" style:font-size-asian="12pt" style:font-size-complex="12pt"/>
    </style:style>
    <style:style style:name="T18_240" style:family="text">
      <style:text-properties fo:font-size="12pt" style:font-size-asian="12pt" style:font-size-complex="12pt"/>
    </style:style>
    <style:style style:name="T18_241" style:family="text">
      <style:text-properties fo:font-size="12pt" style:font-size-asian="12pt" style:font-size-complex="12pt"/>
    </style:style>
    <style:style style:name="T18_242" style:family="text">
      <style:text-properties fo:font-size="12pt" style:font-size-asian="12pt" style:font-size-complex="12pt"/>
    </style:style>
    <style:style style:name="T18_243" style:family="text">
      <style:text-properties fo:font-size="12pt" style:font-size-asian="12pt" style:font-size-complex="12pt"/>
    </style:style>
    <style:style style:name="T18_244" style:family="text">
      <style:text-properties fo:font-size="12pt" style:font-size-asian="12pt" style:font-size-complex="12pt"/>
    </style:style>
    <style:style style:name="T18_245" style:family="text">
      <style:text-properties fo:font-size="12pt" style:font-size-asian="12pt" style:font-size-complex="12pt"/>
    </style:style>
    <style:style style:name="T18_246" style:family="text">
      <style:text-properties fo:font-size="12pt" style:font-size-asian="12pt" style:font-size-complex="12pt"/>
    </style:style>
    <style:style style:name="T18_247" style:family="text">
      <style:text-properties fo:font-size="12pt" style:font-size-asian="12pt" style:font-size-complex="12pt"/>
    </style:style>
    <style:style style:name="T18_248" style:family="text">
      <style:text-properties fo:font-size="12pt" style:font-size-asian="12pt" style:font-size-complex="12pt"/>
    </style:style>
    <style:style style:name="T18_249" style:family="text">
      <style:text-properties fo:font-size="12pt" style:font-size-asian="12pt" style:font-size-complex="12pt"/>
    </style:style>
    <style:style style:name="T18_250" style:family="text">
      <style:text-properties fo:font-size="12pt" style:font-size-asian="12pt" style:font-size-complex="12pt"/>
    </style:style>
    <style:style style:name="T18_251" style:family="text">
      <style:text-properties fo:font-size="12pt" style:font-size-asian="12pt" style:font-size-complex="12pt"/>
    </style:style>
    <style:style style:name="T18_252" style:family="text">
      <style:text-properties fo:font-size="12pt" style:font-size-asian="12pt" style:font-size-complex="12pt"/>
    </style:style>
    <style:style style:name="T18_253" style:family="text">
      <style:text-properties fo:font-size="12pt" style:font-size-asian="12pt" style:font-size-complex="12pt"/>
    </style:style>
    <style:style style:name="T18_254" style:family="text">
      <style:text-properties fo:font-size="12pt" style:font-size-asian="12pt" style:font-size-complex="12pt"/>
    </style:style>
    <style:style style:name="T18_255" style:family="text">
      <style:text-properties fo:font-size="12pt" style:font-size-asian="12pt" style:font-size-complex="12pt"/>
    </style:style>
    <style:style style:name="T18_256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T20_2" style:family="text">
      <style:text-properties fo:font-size="12pt" style:font-size-asian="12pt" style:font-size-complex="12pt" fo:font-weight="bold" style:font-weight-asian="bold" style:font-weight-complex="bold"/>
    </style:style>
    <style:style style:name="T20_3" style:family="text">
      <style:text-properties fo:font-size="12pt" style:font-size-asian="12pt" style:font-size-complex="12pt" fo:font-weight="bold" style:font-weight-asian="bold" style:font-weight-complex="bold"/>
    </style:style>
    <style:style style:name="T20_4" style:family="text">
      <style:text-properties fo:font-size="12pt" style:font-size-asian="12pt" style:font-size-complex="12pt" fo:font-weight="bold" style:font-weight-asian="bold" style:font-weight-complex="bold"/>
    </style:style>
    <style:style style:name="T20_5" style:family="text">
      <style:text-properties fo:font-size="12pt" style:font-size-asian="12pt" style:font-size-complex="12pt" fo:font-weight="bold" style:font-weight-asian="bold" style:font-weight-complex="bold"/>
    </style:style>
    <style:style style:name="T20_6" style:family="text">
      <style:text-properties fo:font-size="12pt" style:font-size-asian="12pt" style:font-size-complex="12pt" fo:font-weight="bold" style:font-weight-asian="bold" style:font-weight-complex="bold"/>
    </style:style>
    <style:style style:name="T20_7" style:family="text">
      <style:text-properties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T23_4" style:family="text">
      <style:text-properties fo:font-size="12pt" style:font-size-asian="12pt" style:font-size-complex="12pt" fo:font-weight="bold" style:font-weight-asian="bold" style:font-weight-complex="bold"/>
    </style:style>
    <style:style style:name="T23_5" style:family="text">
      <style:text-properties fo:font-size="12pt" style:font-size-asian="12pt" style:font-size-complex="12pt" fo:font-weight="bold" style:font-weight-asian="bold" style:font-weight-complex="bold"/>
    </style:style>
    <style:style style:name="T23_6" style:family="text">
      <style:text-properties fo:font-size="12pt" style:font-size-asian="12pt" style:font-size-complex="12pt" fo:font-weight="bold" style:font-weight-asian="bold" style:font-weight-complex="bold"/>
    </style:style>
    <style:style style:name="T23_7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T26_2" style:family="text">
      <style:text-properties fo:font-size="12pt" style:font-size-asian="12pt" style:font-size-complex="12pt" fo:font-weight="bold" style:font-weight-asian="bold" style:font-weight-complex="bold"/>
    </style:style>
    <style:style style:name="T26_3" style:family="text">
      <style:text-properties fo:font-size="12pt" style:font-size-asian="12pt" style:font-size-complex="12pt" fo:font-weight="bold" style:font-weight-asian="bold" style:font-weight-complex="bold"/>
    </style:style>
    <style:style style:name="T26_4" style:family="text">
      <style:text-properties fo:font-size="12pt" style:font-size-asian="12pt" style:font-size-complex="12pt" fo:font-weight="bold" style:font-weight-asian="bold" style:font-weight-complex="bold"/>
    </style:style>
    <style:style style:name="T26_5" style:family="text"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T30_25" style:family="text">
      <style:text-properties fo:font-size="12pt" style:font-size-asian="12pt" style:font-size-complex="12pt"/>
    </style:style>
    <style:style style:name="T30_26" style:family="text">
      <style:text-properties fo:font-size="12pt" style:font-size-asian="12pt" style:font-size-complex="12pt"/>
    </style:style>
    <style:style style:name="T30_27" style:family="text">
      <style:text-properties fo:font-size="12pt" style:font-size-asian="12pt" style:font-size-complex="12pt"/>
    </style:style>
    <style:style style:name="T30_28" style:family="text">
      <style:text-properties fo:font-size="12pt" style:font-size-asian="12pt" style:font-size-complex="12pt"/>
    </style:style>
    <style:style style:name="T30_29" style:family="text">
      <style:text-properties fo:font-size="12pt" style:font-size-asian="12pt" style:font-size-complex="12pt"/>
    </style:style>
    <style:style style:name="T30_30" style:family="text">
      <style:text-properties fo:font-size="12pt" style:font-size-asian="12pt" style:font-size-complex="12pt"/>
    </style:style>
    <style:style style:name="T30_31" style:family="text">
      <style:text-properties fo:font-size="12pt" style:font-size-asian="12pt" style:font-size-complex="12pt"/>
    </style:style>
    <style:style style:name="T30_32" style:family="text">
      <style:text-properties fo:font-size="12pt" style:font-size-asian="12pt" style:font-size-complex="12pt"/>
    </style:style>
    <style:style style:name="T30_33" style:family="text">
      <style:text-properties fo:font-size="12pt" style:font-size-asian="12pt" style:font-size-complex="12pt"/>
    </style:style>
    <style:style style:name="T30_34" style:family="text">
      <style:text-properties fo:font-size="12pt" style:font-size-asian="12pt" style:font-size-complex="12pt"/>
    </style:style>
    <style:style style:name="T30_35" style:family="text">
      <style:text-properties fo:font-size="12pt" style:font-size-asian="12pt" style:font-size-complex="12pt"/>
    </style:style>
    <style:style style:name="T30_36" style:family="text">
      <style:text-properties fo:font-size="12pt" style:font-size-asian="12pt" style:font-size-complex="12pt"/>
    </style:style>
    <style:style style:name="T30_37" style:family="text">
      <style:text-properties fo:font-size="12pt" style:font-size-asian="12pt" style:font-size-complex="12pt"/>
    </style:style>
    <style:style style:name="T30_38" style:family="text">
      <style:text-properties fo:font-size="12pt" style:font-size-asian="12pt" style:font-size-complex="12pt"/>
    </style:style>
    <style:style style:name="T30_39" style:family="text">
      <style:text-properties fo:font-size="12pt" style:font-size-asian="12pt" style:font-size-complex="12pt"/>
    </style:style>
    <style:style style:name="T30_40" style:family="text">
      <style:text-properties fo:font-size="12pt" style:font-size-asian="12pt" style:font-size-complex="12pt"/>
    </style:style>
    <style:style style:name="T30_41" style:family="text">
      <style:text-properties fo:font-size="12pt" style:font-size-asian="12pt" style:font-size-complex="12pt"/>
    </style:style>
    <style:style style:name="T30_42" style:family="text">
      <style:text-properties fo:font-size="12pt" style:font-size-asian="12pt" style:font-size-complex="12pt"/>
    </style:style>
    <style:style style:name="T30_43" style:family="text">
      <style:text-properties fo:font-size="12pt" style:font-size-asian="12pt" style:font-size-complex="12pt"/>
    </style:style>
    <style:style style:name="T30_44" style:family="text">
      <style:text-properties fo:font-size="12pt" style:font-size-asian="12pt" style:font-size-complex="12pt"/>
    </style:style>
    <style:style style:name="T30_45" style:family="text">
      <style:text-properties fo:font-size="12pt" style:font-size-asian="12pt" style:font-size-complex="12pt"/>
    </style:style>
    <style:style style:name="T30_46" style:family="text">
      <style:text-properties fo:font-size="12pt" style:font-size-asian="12pt" style:font-size-complex="12pt"/>
    </style:style>
    <style:style style:name="T30_47" style:family="text">
      <style:text-properties fo:font-size="12pt" style:font-size-asian="12pt" style:font-size-complex="12pt"/>
    </style:style>
    <style:style style:name="T30_48" style:family="text">
      <style:text-properties fo:font-size="12pt" style:font-size-asian="12pt" style:font-size-complex="12pt"/>
    </style:style>
    <style:style style:name="T30_49" style:family="text">
      <style:text-properties fo:font-size="12pt" style:font-size-asian="12pt" style:font-size-complex="12pt"/>
    </style:style>
    <style:style style:name="T30_50" style:family="text">
      <style:text-properties fo:font-size="12pt" style:font-size-asian="12pt" style:font-size-complex="12pt"/>
    </style:style>
    <style:style style:name="T30_51" style:family="text">
      <style:text-properties fo:font-size="12pt" style:font-size-asian="12pt" style:font-size-complex="12pt"/>
    </style:style>
    <style:style style:name="T30_52" style:family="text">
      <style:text-properties fo:font-size="12pt" style:font-size-asian="12pt" style:font-size-complex="12pt"/>
    </style:style>
    <style:style style:name="T30_53" style:family="text">
      <style:text-properties fo:font-size="12pt" style:font-size-asian="12pt" style:font-size-complex="12pt"/>
    </style:style>
    <style:style style:name="T30_54" style:family="text">
      <style:text-properties fo:font-size="12pt" style:font-size-asian="12pt" style:font-size-complex="12pt"/>
    </style:style>
    <style:style style:name="T30_55" style:family="text">
      <style:text-properties fo:font-size="12pt" style:font-size-asian="12pt" style:font-size-complex="12pt"/>
    </style:style>
    <style:style style:name="T30_56" style:family="text">
      <style:text-properties fo:font-size="12pt" style:font-size-asian="12pt" style:font-size-complex="12pt"/>
    </style:style>
    <style:style style:name="T30_57" style:family="text">
      <style:text-properties fo:font-size="12pt" style:font-size-asian="12pt" style:font-size-complex="12pt"/>
    </style:style>
    <style:style style:name="T30_58" style:family="text">
      <style:text-properties fo:font-size="12pt" style:font-size-asian="12pt" style:font-size-complex="12pt"/>
    </style:style>
    <style:style style:name="T30_59" style:family="text">
      <style:text-properties fo:font-size="12pt" style:font-size-asian="12pt" style:font-size-complex="12pt"/>
    </style:style>
    <style:style style:name="T30_60" style:family="text">
      <style:text-properties fo:font-size="12pt" style:font-size-asian="12pt" style:font-size-complex="12pt"/>
    </style:style>
    <style:style style:name="T30_61" style:family="text">
      <style:text-properties fo:font-size="12pt" style:font-size-asian="12pt" style:font-size-complex="12pt"/>
    </style:style>
    <style:style style:name="T30_62" style:family="text">
      <style:text-properties fo:font-size="12pt" style:font-size-asian="12pt" style:font-size-complex="12pt"/>
    </style:style>
    <style:style style:name="T30_63" style:family="text">
      <style:text-properties fo:font-size="12pt" style:font-size-asian="12pt" style:font-size-complex="12pt"/>
    </style:style>
    <style:style style:name="T30_64" style:family="text">
      <style:text-properties fo:font-size="12pt" style:font-size-asian="12pt" style:font-size-complex="12pt"/>
    </style:style>
    <style:style style:name="T30_65" style:family="text">
      <style:text-properties fo:font-size="12pt" style:font-size-asian="12pt" style:font-size-complex="12pt"/>
    </style:style>
    <style:style style:name="T30_66" style:family="text">
      <style:text-properties fo:font-size="12pt" style:font-size-asian="12pt" style:font-size-complex="12pt"/>
    </style:style>
    <style:style style:name="T30_67" style:family="text">
      <style:text-properties fo:font-size="12pt" style:font-size-asian="12pt" style:font-size-complex="12pt"/>
    </style:style>
    <style:style style:name="T30_68" style:family="text">
      <style:text-properties fo:font-size="12pt" style:font-size-asian="12pt" style:font-size-complex="12pt"/>
    </style:style>
    <style:style style:name="T30_69" style:family="text">
      <style:text-properties fo:font-size="12pt" style:font-size-asian="12pt" style:font-size-complex="12pt"/>
    </style:style>
    <style:style style:name="T30_70" style:family="text">
      <style:text-properties fo:font-size="12pt" style:font-size-asian="12pt" style:font-size-complex="12pt"/>
    </style:style>
    <style:style style:name="T30_71" style:family="text">
      <style:text-properties fo:font-size="12pt" style:font-size-asian="12pt" style:font-size-complex="12pt"/>
    </style:style>
    <style:style style:name="T30_72" style:family="text">
      <style:text-properties fo:font-size="12pt" style:font-size-asian="12pt" style:font-size-complex="12pt"/>
    </style:style>
    <style:style style:name="T30_73" style:family="text">
      <style:text-properties fo:font-size="12pt" style:font-size-asian="12pt" style:font-size-complex="12pt"/>
    </style:style>
    <style:style style:name="T30_74" style:family="text">
      <style:text-properties fo:font-size="12pt" style:font-size-asian="12pt" style:font-size-complex="12pt"/>
    </style:style>
    <style:style style:name="T30_75" style:family="text">
      <style:text-properties fo:font-size="12pt" style:font-size-asian="12pt" style:font-size-complex="12pt"/>
    </style:style>
    <style:style style:name="T30_76" style:family="text">
      <style:text-properties fo:font-size="12pt" style:font-size-asian="12pt" style:font-size-complex="12pt"/>
    </style:style>
    <style:style style:name="T30_77" style:family="text">
      <style:text-properties fo:font-size="12pt" style:font-size-asian="12pt" style:font-size-complex="12pt"/>
    </style:style>
    <style:style style:name="T30_78" style:family="text">
      <style:text-properties fo:font-size="12pt" style:font-size-asian="12pt" style:font-size-complex="12pt"/>
    </style:style>
    <style:style style:name="T30_79" style:family="text">
      <style:text-properties fo:font-size="12pt" style:font-size-asian="12pt" style:font-size-complex="12pt"/>
    </style:style>
    <style:style style:name="T30_80" style:family="text">
      <style:text-properties fo:font-size="12pt" style:font-size-asian="12pt" style:font-size-complex="12pt"/>
    </style:style>
    <style:style style:name="T30_81" style:family="text">
      <style:text-properties fo:font-size="12pt" style:font-size-asian="12pt" style:font-size-complex="12pt"/>
    </style:style>
    <style:style style:name="T30_82" style:family="text">
      <style:text-properties fo:font-size="12pt" style:font-size-asian="12pt" style:font-size-complex="12pt"/>
    </style:style>
    <style:style style:name="T30_83" style:family="text">
      <style:text-properties fo:font-size="12pt" style:font-size-asian="12pt" style:font-size-complex="12pt"/>
    </style:style>
    <style:style style:name="T30_8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T33_89" style:family="text">
      <style:text-properties fo:font-size="12pt" style:font-size-asian="12pt" style:font-size-complex="12pt"/>
    </style:style>
    <style:style style:name="T33_90" style:family="text">
      <style:text-properties fo:font-size="12pt" style:font-size-asian="12pt" style:font-size-complex="12pt"/>
    </style:style>
    <style:style style:name="T33_91" style:family="text">
      <style:text-properties fo:font-size="12pt" style:font-size-asian="12pt" style:font-size-complex="12pt"/>
    </style:style>
    <style:style style:name="T33_92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text-indent="0cm" fo:line-height="150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T35_53" style:family="text">
      <style:text-properties fo:font-size="12pt" style:font-size-asian="12pt" style:font-size-complex="12pt"/>
    </style:style>
    <style:style style:name="T35_54" style:family="text">
      <style:text-properties fo:font-size="12pt" style:font-size-asian="12pt" style:font-size-complex="12pt"/>
    </style:style>
    <style:style style:name="T35_55" style:family="text">
      <style:text-properties fo:font-size="12pt" style:font-size-asian="12pt" style:font-size-complex="12pt"/>
    </style:style>
    <style:style style:name="T35_56" style:family="text">
      <style:text-properties fo:font-size="12pt" style:font-size-asian="12pt" style:font-size-complex="12pt"/>
    </style:style>
    <style:style style:name="T35_57" style:family="text">
      <style:text-properties fo:font-size="12pt" style:font-size-asian="12pt" style:font-size-complex="12pt"/>
    </style:style>
    <style:style style:name="T35_58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text-indent="0cm" fo:line-height="150%" fo:margin-top="0cm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text-indent="0cm" fo:line-height="150%" fo:margin-top="0cm" fo:margin-left="0cm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text-indent="0cm" fo:line-height="150%" fo:margin-top="0cm" fo:margin-left="0cm" style:writing-mode="lr-tb"/>
    </style:style>
    <style:style style:name="P3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inutes</text:span><text:span text:style-name="T1_2"><text:s/></text:span><text:span text:style-name="T1_3">of</text:span><text:span text:style-name="T1_4"><text:s/></text:span><text:span text:style-name="T1_5">the</text:span><text:span text:style-name="T1_6"><text:s/>10<text:s/></text:span><text:span text:style-name="T1_7">Apr</text:span><text:span text:style-name="T1_8"><text:s/>2013</text:span><text:span text:style-name="T1_9"><text:s/></text:span><text:span text:style-name="T1_10">Meeting</text:span><text:span text:style-name="T1_11"><text:s/></text:span><text:span text:style-name="T1_12">of</text:span><text:span text:style-name="T1_13"><text:s/></text:span><text:span text:style-name="T1_14">the</text:span><text:span text:style-name="T1_15"><text:s/></text:span><text:span text:style-name="T1_16">Board</text:span><text:span text:style-name="T1_17"><text:s/></text:span><text:span text:style-name="T1_18">of</text:span><text:span text:style-name="T1_19"><text:s/></text:span><text:span text:style-name="T1_20">Directors</text:span><text:span text:style-name="T1_21"><text:s/></text:span></text:p>
      <text:p text:style-name="P2"><text:span text:style-name="T2_1">of</text:span></text:p>
      <text:p text:style-name="P3"><text:span text:style-name="T3_1">indysci</text:span><text:span text:style-name="T3_2"><text:s/></text:span><text:span text:style-name="T3_3">dot</text:span><text:span text:style-name="T3_4"><text:s/></text:span><text:span text:style-name="T3_5">org</text:span></text:p>
      <text:p text:style-name="P4"/>
      <text:p text:style-name="P5"><text:span text:style-name="T5_1">The</text:span><text:span text:style-name="T5_2"><text:s/></text:span><text:span text:style-name="T5_3">board</text:span><text:span text:style-name="T5_4"><text:s/></text:span><text:span text:style-name="T5_5">of</text:span><text:span text:style-name="T5_6"><text:s/></text:span><text:span text:style-name="T5_7">directors</text:span><text:span text:style-name="T5_8"><text:s/></text:span><text:span text:style-name="T5_9">of</text:span><text:span text:style-name="T5_10"><text:s/></text:span><text:span text:style-name="T5_11">indysci</text:span><text:span text:style-name="T5_12"><text:s/></text:span><text:span text:style-name="T5_13">dot</text:span><text:span text:style-name="T5_14"><text:s/></text:span><text:span text:style-name="T5_15">org</text:span><text:span text:style-name="T5_16"><text:s/></text:span><text:span text:style-name="T5_17">held</text:span><text:span text:style-name="T5_18"><text:s/></text:span><text:span text:style-name="T5_19">a</text:span><text:span text:style-name="T5_20"><text:s/></text:span><text:span text:style-name="T5_21">meeting</text:span><text:span text:style-name="T5_22"><text:s/></text:span><text:span text:style-name="T5_23">on</text:span><text:span text:style-name="T5_24"><text:s/></text:span><text:span text:style-name="T5_25">10<text:s/></text:span><text:span text:style-name="T5_26">April</text:span><text:span text:style-name="T5_27">,<text:s/>20</text:span><text:span text:style-name="T5_28">13</text:span><text:span text:style-name="T5_29">,<text:s/></text:span><text:span text:style-name="T5_30">at</text:span><text:span text:style-name="T5_31"><text:s/>6:00<text:s/></text:span><text:span text:style-name="T5_32">pm</text:span><text:span text:style-name="T5_33">.</text:span></text:p>
      <text:p text:style-name="P6"><text:span text:style-name="T6_1">The</text:span><text:span text:style-name="T6_2"><text:s/></text:span><text:span text:style-name="T6_3">following</text:span><text:span text:style-name="T6_4"><text:s/></text:span><text:span text:style-name="T6_5">directors</text:span><text:span text:style-name="T6_6">,<text:s/></text:span><text:span text:style-name="T6_7">constituting</text:span><text:span text:style-name="T6_8"><text:s/></text:span><text:span text:style-name="T6_9">a</text:span><text:span text:style-name="T6_10"><text:s/></text:span><text:span text:style-name="T6_11">quorum</text:span><text:span text:style-name="T6_12"><text:s/>(</text:span><text:span text:style-name="T6_13">3</text:span><text:span text:style-name="T6_14">/</text:span><text:span text:style-name="T6_15">5</text:span><text:span text:style-name="T6_16">)<text:s/></text:span><text:span text:style-name="T6_17">of</text:span><text:span text:style-name="T6_18"><text:s/></text:span><text:span text:style-name="T6_19">the</text:span><text:span text:style-name="T6_20"><text:s/></text:span><text:span text:style-name="T6_21">full</text:span><text:span text:style-name="T6_22"><text:s/></text:span><text:span text:style-name="T6_23">board</text:span><text:span text:style-name="T6_24">,<text:s/></text:span><text:span text:style-name="T6_25">were</text:span><text:span text:style-name="T6_26"><text:s/></text:span><text:span text:style-name="T6_27">present</text:span><text:span text:style-name="T6_28"><text:s/></text:span><text:span text:style-name="T6_29">at</text:span><text:span text:style-name="T6_30"><text:s/></text:span><text:span text:style-name="T6_31">the</text:span><text:span text:style-name="T6_32"><text:s/></text:span><text:span text:style-name="T6_33">meeting</text:span><text:span text:style-name="T6_34">:</text:span></text:p>
      <text:p text:style-name="P7"><text:span text:style-name="T7_1">Isaac</text:span><text:span text:style-name="T7_2"><text:s/></text:span><text:span text:style-name="T7_3">Yonemoto</text:span></text:p>
      <text:p text:style-name="P8"><text:span text:style-name="T8_1">Evan</text:span><text:span text:style-name="T8_2"><text:s/></text:span><text:span text:style-name="T8_3">Lorenz</text:span></text:p>
      <text:p text:style-name="P9"><text:span text:style-name="T9_1">Jonathan</text:span><text:span text:style-name="T9_2"><text:s/></text:span><text:span text:style-name="T9_3">Bydlak</text:span></text:p>
      <text:p text:style-name="P10"><text:span text:style-name="T10_1">Abhikesh</text:span><text:span text:style-name="T10_2"><text:s/></text:span><text:span text:style-name="T10_3">Nag</text:span></text:p>
      <text:p text:style-name="P11"/>
      <text:p text:style-name="P12"><text:span text:style-name="T12_1">The</text:span><text:span text:style-name="T12_2"><text:s/></text:span><text:span text:style-name="T12_3">following</text:span><text:span text:style-name="T12_4"><text:s/></text:span><text:span text:style-name="T12_5">directors</text:span><text:span text:style-name="T12_6"><text:s/></text:span><text:span text:style-name="T12_7">were</text:span><text:span text:style-name="T12_8"><text:s/></text:span><text:span text:style-name="T12_9">absent</text:span><text:span text:style-name="T12_10">:</text:span></text:p>
      <text:p text:style-name="P13"><text:span text:style-name="T13_1">Stephen</text:span><text:span text:style-name="T13_2"><text:s/></text:span><text:span text:style-name="T13_3">Ridley</text:span></text:p>
      <text:p text:style-name="P14"/>
      <text:p text:style-name="P15"><text:span text:style-name="T15_1">Isaac</text:span><text:span text:style-name="T15_2"><text:s/></text:span><text:span text:style-name="T15_3">Yonemoto</text:span><text:span text:style-name="T15_4"><text:s/></text:span><text:span text:style-name="T15_5">presided</text:span><text:span text:style-name="T15_6"><text:s/></text:span><text:span text:style-name="T15_7">over</text:span><text:span text:style-name="T15_8"><text:s/></text:span><text:span text:style-name="T15_9">the</text:span><text:span text:style-name="T15_10"><text:s/></text:span><text:span text:style-name="T15_11">meeting</text:span><text:span text:style-name="T15_12">.</text:span></text:p>
      <text:p text:style-name="P16"/>
      <text:p text:style-name="P17"><text:span text:style-name="T17_1">Report</text:span><text:span text:style-name="T17_2"><text:s/></text:span><text:span text:style-name="T17_3">on</text:span><text:span text:style-name="T17_4"><text:s/></text:span><text:span text:style-name="T17_5">Meeting</text:span><text:span text:style-name="T17_6"><text:s/></text:span><text:span text:style-name="T17_7">with</text:span><text:span text:style-name="T17_8"><text:s/></text:span><text:span text:style-name="T17_9">Sam</text:span><text:span text:style-name="T17_10"><text:s/></text:span><text:span text:style-name="T17_11">Brotman</text:span><text:span text:style-name="T17_12">,<text:s/></text:span><text:span text:style-name="T17_13">esq</text:span><text:span text:style-name="T17_14">.<text:s/></text:span><text:span text:style-name="T17_15">of</text:span><text:span text:style-name="T17_16"><text:s/></text:span><text:span text:style-name="T17_17">RJS</text:span><text:span text:style-name="T17_18"><text:s/></text:span><text:span text:style-name="T17_19">law</text:span></text:p>
      <text:p text:style-name="P18"><text:span text:style-name="T18_1">There</text:span><text:span text:style-name="T18_2"><text:s/></text:span><text:span text:style-name="T18_3">was</text:span><text:span text:style-name="T18_4"><text:s/></text:span><text:span text:style-name="T18_5">then</text:span><text:span text:style-name="T18_6"><text:s/></text:span><text:span text:style-name="T18_7">a</text:span><text:span text:style-name="T18_8"><text:s/></text:span><text:span text:style-name="T18_9">report</text:span><text:span text:style-name="T18_10"><text:s/></text:span><text:span text:style-name="T18_11">on</text:span><text:span text:style-name="T18_12"><text:s/></text:span><text:span text:style-name="T18_13">the</text:span><text:span text:style-name="T18_14"><text:s/></text:span><text:span text:style-name="T18_15">meeting</text:span><text:span text:style-name="T18_16"><text:s/></text:span><text:span text:style-name="T18_17">that</text:span><text:span text:style-name="T18_18"><text:s/></text:span><text:span text:style-name="T18_19">the</text:span><text:span text:style-name="T18_20"><text:s/></text:span><text:span text:style-name="T18_21">president</text:span><text:span text:style-name="T18_22"><text:s/></text:span><text:span text:style-name="T18_23">Isaac</text:span><text:span text:style-name="T18_24"><text:s/></text:span><text:span text:style-name="T18_25">Yonemoto</text:span><text:span text:style-name="T18_26"><text:s/></text:span><text:span text:style-name="T18_27">concluded</text:span><text:span text:style-name="T18_28"><text:s/></text:span><text:span text:style-name="T18_29">with</text:span><text:span text:style-name="T18_30"><text:s/></text:span><text:span text:style-name="T18_31">Sam</text:span><text:span text:style-name="T18_32"><text:s/></text:span><text:span text:style-name="T18_33">Brotman</text:span><text:span text:style-name="T18_34"><text:s/></text:span><text:span text:style-name="T18_35">of</text:span><text:span text:style-name="T18_36"><text:s/></text:span><text:span text:style-name="T18_37">RJS</text:span><text:span text:style-name="T18_38"><text:s/></text:span><text:span text:style-name="T18_39">law</text:span><text:span text:style-name="T18_40">.<text:s text:c="2"/></text:span><text:span text:style-name="T18_41">In</text:span><text:span text:style-name="T18_42"><text:s/></text:span><text:span text:style-name="T18_43">brief</text:span><text:span text:style-name="T18_44">,<text:s/></text:span><text:span text:style-name="T18_45">Mr</text:span><text:span text:style-name="T18_46">.<text:s/></text:span><text:span text:style-name="T18_47">Yonemoto</text:span><text:span text:style-name="T18_48"><text:s/></text:span><text:span text:style-name="T18_49">reported</text:span><text:span text:style-name="T18_50"><text:s/></text:span><text:span text:style-name="T18_51">that</text:span><text:span text:style-name="T18_52"><text:s/></text:span><text:span text:style-name="T18_53">Sam</text:span><text:span text:style-name="T18_54"><text:s/></text:span><text:span text:style-name="T18_55">Brotman</text:span><text:span text:style-name="T18_56"><text:s/></text:span><text:span text:style-name="T18_57">had</text:span><text:span text:style-name="T18_58"><text:s/></text:span><text:span text:style-name="T18_59">suggested</text:span><text:span text:style-name="T18_60"><text:s/></text:span><text:span text:style-name="T18_61">a</text:span><text:span text:style-name="T18_62"><text:s/></text:span><text:span text:style-name="T18_63">more</text:span><text:span text:style-name="T18_64"><text:s/></text:span><text:span text:style-name="T18_65">terse</text:span><text:span text:style-name="T18_66"><text:s/></text:span><text:span text:style-name="T18_67">approach</text:span><text:span text:style-name="T18_68"><text:s/></text:span><text:span text:style-name="T18_69">to</text:span><text:span text:style-name="T18_70"><text:s/></text:span><text:span text:style-name="T18_71">the</text:span><text:span text:style-name="T18_72"><text:s/>1023<text:s/></text:span><text:span text:style-name="T18_73">forms</text:span><text:span text:style-name="T18_74">,<text:s/></text:span><text:span text:style-name="T18_75">to</text:span><text:span text:style-name="T18_76"><text:s/></text:span><text:span text:style-name="T18_77">be</text:span><text:span text:style-name="T18_78"><text:s/></text:span><text:span text:style-name="T18_79">changed</text:span><text:span text:style-name="T18_80"><text:s/></text:span><text:span text:style-name="T18_81">as</text:span><text:span text:style-name="T18_82"><text:s/></text:span><text:span text:style-name="T18_83">circulated</text:span><text:span text:style-name="T18_84"><text:s/></text:span><text:span text:style-name="T18_85">among</text:span><text:span text:style-name="T18_86"><text:s/></text:span><text:span text:style-name="T18_87">the</text:span><text:span text:style-name="T18_88"><text:s/></text:span><text:span text:style-name="T18_89">board</text:span><text:span text:style-name="T18_90"><text:s/></text:span><text:span text:style-name="T18_91">members</text:span><text:span text:style-name="T18_92">.<text:s text:c="2"/></text:span><text:span text:style-name="T18_93">A</text:span><text:span text:style-name="T18_94"><text:s/></text:span><text:span text:style-name="T18_95">description</text:span><text:span text:style-name="T18_96"><text:s/></text:span><text:span text:style-name="T18_97">of</text:span><text:span text:style-name="T18_98"><text:s/></text:span><text:span text:style-name="T18_99">the</text:span><text:span text:style-name="T18_100"><text:s/></text:span><text:span text:style-name="T18_101">process</text:span><text:span text:style-name="T18_102"><text:s/>-<text:s/></text:span><text:span text:style-name="T18_103">that</text:span><text:span text:style-name="T18_104"><text:s/></text:span><text:span text:style-name="T18_105">after</text:span><text:span text:style-name="T18_106"><text:s/></text:span><text:span text:style-name="T18_107">submission</text:span><text:span text:style-name="T18_108"><text:s/></text:span><text:span text:style-name="T18_109">of</text:span><text:span text:style-name="T18_110"><text:s/></text:span><text:span text:style-name="T18_111">the</text:span><text:span text:style-name="T18_112"><text:s/></text:span><text:span text:style-name="T18_113">application</text:span><text:span text:style-name="T18_114">,<text:s/></text:span><text:span text:style-name="T18_115">the</text:span><text:span text:style-name="T18_116"><text:s/></text:span><text:span text:style-name="T18_117">IRS</text:span><text:span text:style-name="T18_118"><text:s/></text:span><text:span text:style-name="T18_119">would</text:span><text:span text:style-name="T18_120"><text:s/></text:span><text:span text:style-name="T18_121">contact</text:span><text:span text:style-name="T18_122"><text:s/></text:span><text:span text:style-name="T18_123">indysci</text:span><text:span text:style-name="T18_124"><text:s/>(</text:span><text:span text:style-name="T18_125">after</text:span><text:span text:style-name="T18_126">,<text:s/></text:span><text:span text:style-name="T18_127">generally</text:span><text:span text:style-name="T18_128">,<text:s/></text:span><text:span text:style-name="T18_129">a</text:span><text:span text:style-name="T18_130"><text:s/></text:span><text:span text:style-name="T18_131">minimum</text:span><text:span text:style-name="T18_132"><text:s/></text:span><text:span text:style-name="T18_133">of</text:span><text:span text:style-name="T18_134"><text:s/>6<text:s/></text:span><text:span text:style-name="T18_135">months</text:span><text:span text:style-name="T18_136">)<text:s/></text:span><text:span text:style-name="T18_137">and</text:span><text:span text:style-name="T18_138"><text:s/></text:span><text:span text:style-name="T18_139">that</text:span><text:span text:style-name="T18_140"><text:s/></text:span><text:span text:style-name="T18_141">Sam</text:span><text:span text:style-name="T18_142"><text:s/></text:span><text:span text:style-name="T18_143">Brotman</text:span><text:span text:style-name="T18_144"><text:s/></text:span><text:span text:style-name="T18_145">suggested</text:span><text:span text:style-name="T18_146"><text:s/></text:span><text:span text:style-name="T18_147">that</text:span><text:span text:style-name="T18_148"><text:s/></text:span><text:span text:style-name="T18_149">Messrs</text:span><text:span text:style-name="T18_150">.<text:s/></text:span><text:span text:style-name="T18_151">Yonemoto</text:span><text:span text:style-name="T18_152"><text:s/></text:span><text:span text:style-name="T18_153">and</text:span><text:span text:style-name="T18_154"><text:s/></text:span><text:span text:style-name="T18_155">Lorenz</text:span><text:span text:style-name="T18_156"><text:s/></text:span><text:span text:style-name="T18_157">be</text:span><text:span text:style-name="T18_158"><text:s/></text:span><text:span text:style-name="T18_159">the</text:span><text:span text:style-name="T18_160"><text:s/></text:span><text:span text:style-name="T18_161">primary</text:span><text:span text:style-name="T18_162"><text:s/></text:span><text:span text:style-name="T18_163">contacts</text:span><text:span text:style-name="T18_164"><text:s/></text:span><text:span text:style-name="T18_165">ready</text:span><text:span text:style-name="T18_166"><text:s/></text:span><text:span text:style-name="T18_167">to</text:span><text:span text:style-name="T18_168"><text:s/></text:span><text:span text:style-name="T18_169">answer</text:span><text:span text:style-name="T18_170"><text:s/></text:span><text:span text:style-name="T18_171">questions</text:span><text:span text:style-name="T18_172">.<text:s text:c="2"/></text:span><text:span text:style-name="T18_173">Finally</text:span><text:span text:style-name="T18_174">,<text:s/></text:span><text:span text:style-name="T18_175">there</text:span><text:span text:style-name="T18_176"><text:s/></text:span><text:span text:style-name="T18_177">was</text:span><text:span text:style-name="T18_178"><text:s/></text:span><text:span text:style-name="T18_179">an</text:span><text:span text:style-name="T18_180"><text:s/></text:span><text:span text:style-name="T18_181">explanation</text:span><text:span text:style-name="T18_182"><text:s/></text:span><text:span text:style-name="T18_183">of</text:span><text:span text:style-name="T18_184"><text:s/></text:span><text:span text:style-name="T18_185">Mr</text:span><text:span text:style-name="T18_186">.<text:s/></text:span><text:span text:style-name="T18_187">Brotman</text:span><text:span text:style-name="T18_188">’</text:span><text:span text:style-name="T18_189">s</text:span><text:span text:style-name="T18_190"><text:s/></text:span><text:span text:style-name="T18_191">suggested</text:span><text:span text:style-name="T18_192"><text:s/></text:span><text:span text:style-name="T18_193">amendment</text:span><text:span text:style-name="T18_194"><text:s/></text:span><text:span text:style-name="T18_195">to</text:span><text:span text:style-name="T18_196"><text:s/></text:span><text:span text:style-name="T18_197">the</text:span><text:span text:style-name="T18_198"><text:s/></text:span><text:span text:style-name="T18_199">bylaws</text:span><text:span text:style-name="T18_200">.<text:s text:c="2"/></text:span><text:span text:style-name="T18_201">Mr</text:span><text:span text:style-name="T18_202">.<text:s/></text:span><text:span text:style-name="T18_203">Yonemoto</text:span><text:span text:style-name="T18_204"><text:s/></text:span><text:span text:style-name="T18_205">reported</text:span><text:span text:style-name="T18_206"><text:s/></text:span><text:span text:style-name="T18_207">that</text:span><text:span text:style-name="T18_208"><text:s/></text:span><text:span text:style-name="T18_209">Mr</text:span><text:span text:style-name="T18_210">.<text:s/></text:span><text:span text:style-name="T18_211">Brotman</text:span><text:span text:style-name="T18_212">’</text:span><text:span text:style-name="T18_213">s</text:span><text:span text:style-name="T18_214"><text:s/></text:span><text:span text:style-name="T18_215">counsel</text:span><text:span text:style-name="T18_216"><text:s/></text:span><text:span text:style-name="T18_217">indicated</text:span><text:span text:style-name="T18_218"><text:s/></text:span><text:span text:style-name="T18_219">that</text:span><text:span text:style-name="T18_220"><text:s/></text:span><text:span text:style-name="T18_221">the</text:span><text:span text:style-name="T18_222"><text:s/></text:span><text:span text:style-name="T18_223">conflict</text:span><text:span text:style-name="T18_224"><text:s/></text:span><text:span text:style-name="T18_225">of</text:span><text:span text:style-name="T18_226"><text:s/></text:span><text:span text:style-name="T18_227">interest</text:span><text:span text:style-name="T18_228"><text:s/></text:span><text:span text:style-name="T18_229">items</text:span><text:span text:style-name="T18_230"><text:s/></text:span><text:span text:style-name="T18_231">were</text:span><text:span text:style-name="T18_232"><text:s/></text:span><text:span text:style-name="T18_233">of</text:span><text:span text:style-name="T18_234"><text:s/></text:span><text:span text:style-name="T18_235">a</text:span><text:span text:style-name="T18_236"><text:s/></text:span><text:span text:style-name="T18_237">lower</text:span><text:span text:style-name="T18_238"><text:s/></text:span><text:span text:style-name="T18_239">priority</text:span><text:span text:style-name="T18_240"><text:s/></text:span><text:span text:style-name="T18_241">and</text:span><text:span text:style-name="T18_242"><text:s/></text:span><text:span text:style-name="T18_243">could</text:span><text:span text:style-name="T18_244"><text:s/></text:span><text:span text:style-name="T18_245">be</text:span><text:span text:style-name="T18_246"><text:s/></text:span><text:span text:style-name="T18_247">tabled</text:span><text:span text:style-name="T18_248"><text:s/></text:span><text:span text:style-name="T18_249">to</text:span><text:span text:style-name="T18_250"><text:s/></text:span><text:span text:style-name="T18_251">a</text:span><text:span text:style-name="T18_252"><text:s/></text:span><text:span text:style-name="T18_253">future</text:span><text:span text:style-name="T18_254"><text:s/></text:span><text:span text:style-name="T18_255">meeting</text:span><text:span text:style-name="T18_256">.</text:span></text:p>
      <text:p text:style-name="P19"/>
      <text:p text:style-name="P20"><text:span text:style-name="T20_1">Approval</text:span><text:span text:style-name="T20_2"><text:s/></text:span><text:span text:style-name="T20_3">of</text:span><text:span text:style-name="T20_4"><text:s/></text:span><text:span text:style-name="T20_5">Previous</text:span><text:span text:style-name="T20_6"><text:s/></text:span><text:span text:style-name="T20_7">Minutes</text:span></text:p>
      <text:p text:style-name="P21"><text:span text:style-name="T21_1">By</text:span><text:span text:style-name="T21_2"><text:s/></text:span><text:span text:style-name="T21_3">unanimous</text:span><text:span text:style-name="T21_4"><text:s/></text:span><text:span text:style-name="T21_5">resolution</text:span><text:span text:style-name="T21_6">,<text:s/></text:span><text:span text:style-name="T21_7">the</text:span><text:span text:style-name="T21_8"><text:s/></text:span><text:span text:style-name="T21_9">minutes</text:span><text:span text:style-name="T21_10"><text:s/></text:span><text:span text:style-name="T21_11">of</text:span><text:span text:style-name="T21_12"><text:s/></text:span><text:span text:style-name="T21_13">the</text:span><text:span text:style-name="T21_14"><text:s/></text:span><text:span text:style-name="T21_15">previous</text:span><text:span text:style-name="T21_16"><text:s/></text:span><text:span text:style-name="T21_17">meeting</text:span><text:span text:style-name="T21_18"><text:s/>(20<text:s/></text:span><text:span text:style-name="T21_19">Feb</text:span><text:span text:style-name="T21_20"><text:s/>2013)<text:s/></text:span><text:span text:style-name="T21_21">were</text:span><text:span text:style-name="T21_22"><text:s/></text:span><text:span text:style-name="T21_23">APPROVED</text:span><text:span text:style-name="T21_24">.</text:span></text:p>
      <text:p text:style-name="P22"/>
      <text:p text:style-name="P23"><text:span text:style-name="T23_1">Approval</text:span><text:span text:style-name="T23_2"><text:s/></text:span><text:span text:style-name="T23_3">of</text:span><text:span text:style-name="T23_4"><text:s/></text:span><text:span text:style-name="T23_5">Modified</text:span><text:span text:style-name="T23_6"><text:s/>1023<text:s/></text:span><text:span text:style-name="T23_7">attachments</text:span></text:p>
      <text:p text:style-name="P24"><text:span text:style-name="T24_1">By</text:span><text:span text:style-name="T24_2"><text:s/></text:span><text:span text:style-name="T24_3">unanimous</text:span><text:span text:style-name="T24_4"><text:s/></text:span><text:span text:style-name="T24_5">resolution</text:span><text:span text:style-name="T24_6">,<text:s/></text:span><text:span text:style-name="T24_7">the</text:span><text:span text:style-name="T24_8"><text:s/></text:span><text:span text:style-name="T24_9">attachments</text:span><text:span text:style-name="T24_10"><text:s/></text:span><text:span text:style-name="T24_11">to</text:span><text:span text:style-name="T24_12"><text:s/></text:span><text:span text:style-name="T24_13">the</text:span><text:span text:style-name="T24_14"><text:s/>1023,<text:s/></text:span><text:span text:style-name="T24_15">as</text:span><text:span text:style-name="T24_16"><text:s/></text:span><text:span text:style-name="T24_17">circulated</text:span><text:span text:style-name="T24_18">,<text:s/></text:span><text:span text:style-name="T24_19">were</text:span><text:span text:style-name="T24_20"><text:s/></text:span><text:span text:style-name="T24_21">APPROVED</text:span><text:span text:style-name="T24_22">.</text:span></text:p>
      <text:p text:style-name="P25"/>
      <text:p text:style-name="P26"><text:span text:style-name="T26_1">Amendment</text:span><text:span text:style-name="T26_2"><text:s/></text:span><text:span text:style-name="T26_3">to</text:span><text:span text:style-name="T26_4"><text:s/></text:span><text:span text:style-name="T26_5">Bylaws</text:span></text:p>
      <text:p text:style-name="P27"><text:span text:style-name="T27_1">Abhishek</text:span><text:span text:style-name="T27_2"><text:s/></text:span><text:span text:style-name="T27_3">Nag</text:span><text:span text:style-name="T27_4">’</text:span><text:span text:style-name="T27_5">s</text:span><text:span text:style-name="T27_6"><text:s/></text:span><text:span text:style-name="T27_7">connectivity</text:span><text:span text:style-name="T27_8"><text:s/></text:span><text:span text:style-name="T27_9">to</text:span><text:span text:style-name="T27_10"><text:s/></text:span><text:span text:style-name="T27_11">the</text:span><text:span text:style-name="T27_12"><text:s/></text:span><text:span text:style-name="T27_13">conference</text:span><text:span text:style-name="T27_14"><text:s/></text:span><text:span text:style-name="T27_15">was</text:span><text:span text:style-name="T27_16"><text:s/></text:span><text:span text:style-name="T27_17">severed</text:span><text:span text:style-name="T27_18">,<text:s/></text:span><text:span text:style-name="T27_19">so</text:span><text:span text:style-name="T27_20"><text:s/></text:span><text:span text:style-name="T27_21">Mr</text:span><text:span text:style-name="T27_22">.<text:s/></text:span><text:span text:style-name="T27_23">Yonemoto</text:span><text:span text:style-name="T27_24"><text:s/></text:span><text:span text:style-name="T27_25">continued</text:span><text:span text:style-name="T27_26"><text:s/></text:span><text:span text:style-name="T27_27">taking</text:span><text:span text:style-name="T27_28"><text:s/></text:span><text:span text:style-name="T27_29">minutes</text:span><text:span text:style-name="T27_30"><text:s/></text:span><text:span text:style-name="T27_31">from</text:span><text:span text:style-name="T27_32"><text:s/></text:span><text:span text:style-name="T27_33">this</text:span><text:span text:style-name="T27_34"><text:s/></text:span><text:span text:style-name="T27_35">point</text:span><text:span text:style-name="T27_36">.<text:s text:c="3"/></text:span><text:span text:style-name="T27_37">T</text:span><text:span text:style-name="T27_38">he</text:span><text:span text:style-name="T27_39"><text:s/></text:span><text:span text:style-name="T27_40">proposed</text:span><text:span text:style-name="T27_41"><text:s/></text:span><text:span text:style-name="T27_42">amendment</text:span><text:span text:style-name="T27_43"><text:s/></text:span><text:span text:style-name="T27_44">to</text:span><text:span text:style-name="T27_45"><text:s/></text:span><text:span text:style-name="T27_46">the</text:span><text:span text:style-name="T27_47"><text:s/></text:span><text:span text:style-name="T27_48">bylaws</text:span><text:span text:style-name="T27_49"><text:s/></text:span><text:span text:style-name="T27_50">was</text:span><text:span text:style-name="T27_51"><text:s/></text:span><text:span text:style-name="T27_52">then</text:span><text:span text:style-name="T27_53"><text:s/></text:span><text:span text:style-name="T27_54">presented</text:span><text:span text:style-name="T27_55"><text:s/></text:span><text:span text:style-name="T27_56">to</text:span><text:span text:style-name="T27_57"><text:s/></text:span><text:span text:style-name="T27_58">the</text:span><text:span text:style-name="T27_59"><text:s/></text:span><text:span text:style-name="T27_60">board</text:span><text:span text:style-name="T27_61">.<text:s text:c="2"/></text:span><text:span text:style-name="T27_62">This</text:span><text:span text:style-name="T27_63"><text:s/></text:span><text:span text:style-name="T27_64">amendment</text:span><text:span text:style-name="T27_65"><text:s/></text:span><text:span text:style-name="T27_66">was</text:span><text:span text:style-name="T27_67"><text:s/></text:span><text:span text:style-name="T27_68">APPROVED</text:span><text:span text:style-name="T27_69"><text:s/></text:span><text:span text:style-name="T27_70">unanimously</text:span><text:span text:style-name="T27_71"><text:s/></text:span><text:span text:style-name="T27_72">by</text:span><text:span text:style-name="T27_73"><text:s/></text:span><text:span text:style-name="T27_74">the</text:span><text:span text:style-name="T27_75"><text:s/></text:span><text:span text:style-name="T27_76">board</text:span><text:span text:style-name="T27_77"><text:s/></text:span><text:span text:style-name="T27_78">members</text:span><text:span text:style-name="T27_79"><text:s/></text:span><text:span text:style-name="T27_80">present</text:span><text:span text:style-name="T27_81">.</text:span></text:p>
      <text:p text:style-name="P28"/>
      <text:p text:style-name="P29"><text:span text:style-name="T29_1">990<text:s/></text:span><text:span text:style-name="T29_2">Subcommittee</text:span></text:p>
      <text:p text:style-name="P30"><text:span text:style-name="T30_1">It</text:span><text:span text:style-name="T30_2"><text:s/></text:span><text:span text:style-name="T30_3">was</text:span><text:span text:style-name="T30_4"><text:s/></text:span><text:span text:style-name="T30_5">then</text:span><text:span text:style-name="T30_6"><text:s/></text:span><text:span text:style-name="T30_7">proposed</text:span><text:span text:style-name="T30_8"><text:s/></text:span><text:span text:style-name="T30_9">that</text:span><text:span text:style-name="T30_10"><text:s/></text:span><text:span text:style-name="T30_11">Messrs</text:span><text:span text:style-name="T30_12">.<text:s/></text:span><text:span text:style-name="T30_13">Yonemoto</text:span><text:span text:style-name="T30_14"><text:s/></text:span><text:span text:style-name="T30_15">and</text:span><text:span text:style-name="T30_16"><text:s/></text:span><text:span text:style-name="T30_17">Lorenz</text:span><text:span text:style-name="T30_18"><text:s/></text:span><text:span text:style-name="T30_19">be</text:span><text:span text:style-name="T30_20"><text:s/></text:span><text:span text:style-name="T30_21">a</text:span><text:span text:style-name="T30_22"><text:s/></text:span><text:span text:style-name="T30_23">subcommittee</text:span><text:span text:style-name="T30_24"><text:s/></text:span><text:span text:style-name="T30_25">to</text:span><text:span text:style-name="T30_26"><text:s/></text:span><text:span text:style-name="T30_27">handle</text:span><text:span text:style-name="T30_28"><text:s/></text:span><text:span text:style-name="T30_29">submission</text:span><text:span text:style-name="T30_30"><text:s/></text:span><text:span text:style-name="T30_31">of</text:span><text:span text:style-name="T30_32"><text:s/>2012<text:s/>990<text:s/></text:span><text:span text:style-name="T30_33">and</text:span><text:span text:style-name="T30_34"><text:s/></text:span><text:span text:style-name="T30_35">California</text:span><text:span text:style-name="T30_36"><text:s/></text:span><text:span text:style-name="T30_37">form</text:span><text:span text:style-name="T30_38"><text:s/></text:span><text:span text:style-name="T30_39">to</text:span><text:span text:style-name="T30_40"><text:s/></text:span><text:span text:style-name="T30_41">the</text:span><text:span text:style-name="T30_42"><text:s/></text:span><text:span text:style-name="T30_43">respective</text:span><text:span text:style-name="T30_44"><text:s/></text:span><text:span text:style-name="T30_45">taxation</text:span><text:span text:style-name="T30_46"><text:s/></text:span><text:span text:style-name="T30_47">agencies</text:span><text:span text:style-name="T30_48">.<text:s text:c="2"/></text:span><text:span text:style-name="T30_49">This</text:span><text:span text:style-name="T30_50"><text:s/></text:span><text:span text:style-name="T30_51">subcommittee</text:span><text:span text:style-name="T30_52"><text:s/></text:span><text:span text:style-name="T30_53">was</text:span><text:span text:style-name="T30_54"><text:s/></text:span><text:span text:style-name="T30_55">APPROVED</text:span><text:span text:style-name="T30_56"><text:s/></text:span><text:span text:style-name="T30_57">unanimously</text:span><text:span text:style-name="T30_58"><text:s/></text:span><text:span text:style-name="T30_59">by</text:span><text:span text:style-name="T30_60"><text:s/></text:span><text:span text:style-name="T30_61">the</text:span><text:span text:style-name="T30_62"><text:s/></text:span><text:span text:style-name="T30_63">board</text:span><text:span text:style-name="T30_64"><text:s/></text:span><text:span text:style-name="T30_65">members</text:span><text:span text:style-name="T30_66">,<text:s/></text:span><text:span text:style-name="T30_67">with</text:span><text:span text:style-name="T30_68"><text:s/></text:span><text:span text:style-name="T30_69">the</text:span><text:span text:style-name="T30_70"><text:s/></text:span><text:span text:style-name="T30_71">responsibility</text:span><text:span text:style-name="T30_72"><text:s/></text:span><text:span text:style-name="T30_73">to</text:span><text:span text:style-name="T30_74"><text:s/></text:span><text:span text:style-name="T30_75">report</text:span><text:span text:style-name="T30_76"><text:s/></text:span><text:span text:style-name="T30_77">at</text:span><text:span text:style-name="T30_78"><text:s/></text:span><text:span text:style-name="T30_79">the</text:span><text:span text:style-name="T30_80"><text:s/></text:span><text:span text:style-name="T30_81">next</text:span><text:span text:style-name="T30_82"><text:s/></text:span><text:span text:style-name="T30_83">meeting</text:span><text:span text:style-name="T30_84">.</text:span></text:p>
      <text:p text:style-name="P31"/>
      <text:p text:style-name="P32"><text:span text:style-name="T32_1">Main</text:span><text:span text:style-name="T32_2"><text:s/>1023<text:s/></text:span><text:span text:style-name="T32_3">document</text:span></text:p>
      <text:p text:style-name="P33"><text:span text:style-name="T33_1">Mr</text:span><text:span text:style-name="T33_2">.<text:s/></text:span><text:span text:style-name="T33_3">Bydlak</text:span><text:span text:style-name="T33_4"><text:s/></text:span><text:span text:style-name="T33_5">then</text:span><text:span text:style-name="T33_6"><text:s/></text:span><text:span text:style-name="T33_7">expressed</text:span><text:span text:style-name="T33_8"><text:s/></text:span><text:span text:style-name="T33_9">concern</text:span><text:span text:style-name="T33_10"><text:s/></text:span><text:span text:style-name="T33_11">about</text:span><text:span text:style-name="T33_12"><text:s/></text:span><text:span text:style-name="T33_13">main</text:span><text:span text:style-name="T33_14"><text:s/>1023<text:s/></text:span><text:span text:style-name="T33_15">document</text:span><text:span text:style-name="T33_16">.<text:s text:c="2"/></text:span><text:span text:style-name="T33_17">A</text:span><text:span text:style-name="T33_18"><text:s/></text:span><text:span text:style-name="T33_19">short</text:span><text:span text:style-name="T33_20"><text:s/></text:span><text:span text:style-name="T33_21">discussion</text:span><text:span text:style-name="T33_22"><text:s/></text:span><text:span text:style-name="T33_23">on</text:span><text:span text:style-name="T33_24"><text:s/></text:span><text:span text:style-name="T33_25">the</text:span><text:span text:style-name="T33_26"><text:s/></text:span><text:span text:style-name="T33_27">merits</text:span><text:span text:style-name="T33_28"><text:s/></text:span><text:span text:style-name="T33_29">of</text:span><text:span text:style-name="T33_30"><text:s/></text:span><text:span text:style-name="T33_31">self</text:span><text:span text:style-name="T33_32">-</text:span><text:span text:style-name="T33_33">filing</text:span><text:span text:style-name="T33_34"><text:s/></text:span><text:span text:style-name="T33_35">versus</text:span><text:span text:style-name="T33_36"><text:s/></text:span><text:span text:style-name="T33_37">filing</text:span><text:span text:style-name="T33_38"><text:s/></text:span><text:span text:style-name="T33_39">through</text:span><text:span text:style-name="T33_40"><text:s/></text:span><text:span text:style-name="T33_41">the</text:span><text:span text:style-name="T33_42"><text:s/></text:span><text:span text:style-name="T33_43">RJS</text:span><text:span text:style-name="T33_44"><text:s/></text:span><text:span text:style-name="T33_45">tax</text:span><text:span text:style-name="T33_46"><text:s/></text:span><text:span text:style-name="T33_47">firm</text:span><text:span text:style-name="T33_48"><text:s/></text:span><text:span text:style-name="T33_49">ensued</text:span><text:span text:style-name="T33_50">.<text:s text:c="2"/></text:span><text:span text:style-name="T33_51">A</text:span><text:span text:style-name="T33_52"><text:s/></text:span><text:span text:style-name="T33_53">motion</text:span><text:span text:style-name="T33_54"><text:s/></text:span><text:span text:style-name="T33_55">to</text:span><text:span text:style-name="T33_56"><text:s/></text:span><text:span text:style-name="T33_57">authorize</text:span><text:span text:style-name="T33_58"><text:s/></text:span><text:span text:style-name="T33_59">the</text:span><text:span text:style-name="T33_60"><text:s/></text:span><text:span text:style-name="T33_61">RJS</text:span><text:span text:style-name="T33_62"><text:s/></text:span><text:span text:style-name="T33_63">tax</text:span><text:span text:style-name="T33_64"><text:s/></text:span><text:span text:style-name="T33_65">firm</text:span><text:span text:style-name="T33_66"><text:s/></text:span><text:span text:style-name="T33_67">to</text:span><text:span text:style-name="T33_68"><text:s/></text:span><text:span text:style-name="T33_69">submit</text:span><text:span text:style-name="T33_70"><text:s/></text:span><text:span text:style-name="T33_71">the</text:span><text:span text:style-name="T33_72"><text:s/>1023<text:s/></text:span><text:span text:style-name="T33_73">filings</text:span><text:span text:style-name="T33_74"><text:s/></text:span><text:span text:style-name="T33_75">and</text:span><text:span text:style-name="T33_76"><text:s/></text:span><text:span text:style-name="T33_77">be</text:span><text:span text:style-name="T33_78"><text:s/></text:span><text:span text:style-name="T33_79">an</text:span><text:span text:style-name="T33_80"><text:s/></text:span><text:span text:style-name="T33_81">authorized</text:span><text:span text:style-name="T33_82"><text:s/></text:span><text:span text:style-name="T33_83">representative</text:span><text:span text:style-name="T33_84"><text:s/></text:span><text:span text:style-name="T33_85">was</text:span><text:span text:style-name="T33_86"><text:s/></text:span><text:span text:style-name="T33_87">seconded</text:span><text:span text:style-name="T33_88">,<text:s/></text:span><text:span text:style-name="T33_89">and</text:span><text:span text:style-name="T33_90"><text:s/></text:span><text:span text:style-name="T33_91">APPROVED</text:span><text:span text:style-name="T33_92">.</text:span></text:p>
      <text:p text:style-name="P34"/>
      <text:p text:style-name="P35"><text:span text:style-name="T35_1">Since</text:span><text:span text:style-name="T35_2"><text:s/></text:span><text:span text:style-name="T35_3">there</text:span><text:span text:style-name="T35_4"><text:s/></text:span><text:span text:style-name="T35_5">was</text:span><text:span text:style-name="T35_6"><text:s/></text:span><text:span text:style-name="T35_7">no</text:span><text:span text:style-name="T35_8"><text:s/></text:span><text:span text:style-name="T35_9">further</text:span><text:span text:style-name="T35_10"><text:s/></text:span><text:span text:style-name="T35_11">business</text:span><text:span text:style-name="T35_12"><text:s/></text:span><text:span text:style-name="T35_13">to</text:span><text:span text:style-name="T35_14"><text:s/></text:span><text:span text:style-name="T35_15">come</text:span><text:span text:style-name="T35_16"><text:s/></text:span><text:span text:style-name="T35_17">before</text:span><text:span text:style-name="T35_18"><text:s/></text:span><text:span text:style-name="T35_19">the</text:span><text:span text:style-name="T35_20"><text:s/></text:span><text:span text:style-name="T35_21">meeting</text:span><text:span text:style-name="T35_22">,<text:s/></text:span><text:span text:style-name="T35_23">on</text:span><text:span text:style-name="T35_24"><text:s/></text:span><text:span text:style-name="T35_25">a</text:span><text:span text:style-name="T35_26"><text:s/></text:span><text:span text:style-name="T35_27">motion</text:span><text:span text:style-name="T35_28"><text:s/></text:span><text:span text:style-name="T35_29">duly</text:span><text:span text:style-name="T35_30"><text:s/></text:span><text:span text:style-name="T35_31">made</text:span><text:span text:style-name="T35_32">,<text:s/></text:span><text:span text:style-name="T35_33">the</text:span><text:span text:style-name="T35_34"><text:s/></text:span><text:span text:style-name="T35_35">meeting</text:span><text:span text:style-name="T35_36"><text:s/></text:span><text:span text:style-name="T35_37">was</text:span><text:span text:style-name="T35_38"><text:s/></text:span><text:span text:style-name="T35_39">adjourned</text:span><text:span text:style-name="T35_40"><text:s/></text:span><text:span text:style-name="T35_41">at</text:span><text:span text:style-name="T35_42"><text:s/>6:42<text:s/></text:span><text:span text:style-name="T35_43">Pacific</text:span><text:span text:style-name="T35_44"><text:s/></text:span><text:span text:style-name="T35_45">Time</text:span><text:span text:style-name="T35_46">,<text:s/></text:span><text:span text:style-name="T35_47">with</text:span><text:span text:style-name="T35_48"><text:s/></text:span><text:span text:style-name="T35_49">the</text:span><text:span text:style-name="T35_50"><text:s/></text:span><text:span text:style-name="T35_51">next</text:span><text:span text:style-name="T35_52"><text:s/></text:span><text:span text:style-name="T35_53">meeting</text:span><text:span text:style-name="T35_54"><text:s/></text:span><text:span text:style-name="T35_55">on</text:span><text:span text:style-name="T35_56"><text:s/>19<text:s/></text:span><text:span text:style-name="T35_57">June</text:span><text:span text:style-name="T35_58"><text:s/>2013.</text:span></text:p>
      <text:p text:style-name="P36"/>
      <text:p text:style-name="P37"/>
      <text:p text:style-name="P38"/>
      <text:p text:style-name="P39"><text:span text:style-name="T39_1">Abhishek</text:span><text:span text:style-name="T39_2"><text:s/></text:span><text:span text:style-name="T39_3">Nag</text:span><text:span text:style-name="T39_4">,<text:s/></text:span><text:span text:style-name="T39_5">Secretary</text:span></text:p>
      <text:p text:style-name="P40"><text:span text:style-name="T40_1">Isaac</text:span><text:span text:style-name="T40_2"><text:s/></text:span><text:span text:style-name="T40_3">Yonemoto</text:span><text:span text:style-name="T40_4">,<text:s/></text:span><text:span text:style-name="T40_5">acting</text:span><text:span text:style-name="T40_6"><text:s/></text:span><text:span text:style-name="T40_7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3.175cm" fo:padding-right="0cm" fo:margin-right="3.175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